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350000020122E92CAEA66B1278.png" manifest:media-type="image/png"/>
  <manifest:file-entry manifest:full-path="Pictures/10000000000001EA000001AD870E727B8B313BB2.png" manifest:media-type="image/png"/>
  <manifest:file-entry manifest:full-path="Pictures/100002010000035D0000019F8532F17B46F21F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ce style:name="Calibri Light" svg:font-family="'Calibri Light'"/>
    <style:font-face style:name="Calibri3" svg:font-family="Calibri" style:font-family-generic="swiss"/>
    <style:font-face style:name="Lucida Sans1" svg:font-family="'Lucida 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7.2611in" fo:margin-left="-0.0854in" fo:margin-top="0in" fo:margin-bottom="0in" table:align="left" style:writing-mode="lr-tb"/>
    </style:style>
    <style:style style:name="Tabla1.A" style:family="table-column">
      <style:table-column-properties style:column-width="1.4188in"/>
    </style:style>
    <style:style style:name="Tabla1.B" style:family="table-column">
      <style:table-column-properties style:column-width="2.9882in"/>
    </style:style>
    <style:style style:name="Tabla1.C" style:family="table-column">
      <style:table-column-properties style:column-width="2.8542in"/>
    </style:style>
    <style:style style:name="Tabla1.1" style:family="table-row">
      <style:table-row-properties fo:keep-together="auto"/>
    </style:style>
    <style:style style:name="Tabla1.A1" style:family="table-cell">
      <style:table-cell-properties fo:background-color="#eeece1" fo:padding-left="0.0681in" fo:padding-right="0.075in" fo:padding-top="0in" fo:padding-bottom="0in" fo:border="0.5pt solid #000001">
        <style:background-image/>
      </style:table-cell-properties>
    </style:style>
    <style:style style:name="Tabla1.A2" style:family="table-cell">
      <style:table-cell-properties fo:background-color="#ffffff" fo:padding-left="0.0681in" fo:padding-right="0.075in" fo:padding-top="0in" fo:padding-bottom="0in" fo:border="0.5pt solid #000001">
        <style:background-image/>
      </style:table-cell-properties>
    </style:style>
    <style:style style:name="Tabla1.6" style:family="table-row">
      <style:table-row-properties style:min-row-height="1.5993in" fo:keep-together="auto"/>
    </style:style>
    <style:style style:name="Tabla1.A6" style:family="table-cell">
      <style:table-cell-properties fo:background-color="#ffffff" fo:padding-left="0.0681in" fo:padding-right="0.075in" fo:padding-top="0in" fo:padding-bottom="0in" fo:border-left="0.5pt solid #000001" fo:border-right="0.5pt solid #000001" fo:border-top="none" fo:border-bottom="0.5pt solid #000001">
        <style:background-image/>
      </style:table-cell-properties>
    </style:style>
    <style:style style:name="P1"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2"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3" style:family="paragraph" style:parent-style-name="Header">
      <style:paragraph-properties fo:text-align="end" style:justify-single-word="false"/>
      <style:text-properties fo:font-variant="small-caps" style:font-name="Calibri" fo:font-size="40pt" style:text-underline-style="solid" style:text-underline-width="auto" style:text-underline-color="#0070c0" officeooo:paragraph-rsid="0009e7c4" style:font-size-asian="40pt" style:font-name-complex="Calibri4" style:font-size-complex="40pt"/>
    </style:style>
    <style:style style:name="P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normal" officeooo:rsid="0092445c" officeooo:paragraph-rsid="00939cab" style:font-size-asian="11pt" style:font-weight-asian="normal" style:font-weight-complex="normal"/>
    </style:style>
    <style:style style:name="P5"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fo:color="#000000" style:font-name="Calibri2" fo:font-size="11pt" fo:font-weight="normal" officeooo:rsid="007c9da1" officeooo:paragraph-rsid="008947cf" fo:background-color="#ffffff" style:font-name-asian="Calibri2" style:font-size-asian="11pt" style:font-weight-asian="bold" style:font-name-complex="Calibri2"/>
    </style:style>
    <style:style style:name="P6"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8a8664" style:font-size-asian="11pt"/>
    </style:style>
    <style:style style:name="P7" style:family="paragraph" style:parent-style-name="Standard" style:master-page-name="">
      <loext:graphic-properties draw:fill="none"/>
      <style:paragraph-properties fo:margin-left="0in" fo:margin-right="0in" fo:margin-top="0in" fo:margin-bottom="0.0835in" loext:contextual-spacing="false" fo:line-height="100%" fo:text-align="justify" style:justify-single-word="false" fo:orphans="2" fo:widows="2" fo:text-indent="0in" style:auto-text-indent="false" style:page-number="auto" fo:background-color="transparent"/>
      <style:text-properties fo:font-style="italic" fo:font-weight="normal" officeooo:paragraph-rsid="007dfeb0" style:font-style-asian="italic" style:font-weight-asian="normal" style:font-style-complex="italic" style:font-weight-complex="normal"/>
    </style:style>
    <style:style style:name="P8" style:family="paragraph" style:parent-style-name="Standard">
      <style:text-properties officeooo:paragraph-rsid="0009e7c4"/>
    </style:style>
    <style:style style:name="P9" style:family="paragraph" style:parent-style-name="Standard">
      <style:paragraph-properties fo:line-height="100%" fo:text-align="justify" style:justify-single-word="false">
        <style:tab-stops>
          <style:tab-stop style:position="3.0189in"/>
          <style:tab-stop style:position="6.8854in"/>
        </style:tab-stops>
      </style:paragraph-properties>
      <style:text-properties fo:color="#000000" style:font-name="Calibri2" fo:font-size="11pt" fo:font-weight="normal" officeooo:paragraph-rsid="0026a487" fo:background-color="#ffffff" style:font-name-asian="Calibri2" style:font-size-asian="11pt" style:font-weight-asian="bold" style:font-name-complex="Calibri2" style:font-weight-complex="bold"/>
    </style:style>
    <style:style style:name="P10" style:family="paragraph" style:parent-style-name="Standard">
      <style:paragraph-properties fo:line-height="100%" fo:text-align="justify" style:justify-single-word="false">
        <style:tab-stops>
          <style:tab-stop style:position="3in"/>
          <style:tab-stop style:position="6in"/>
        </style:tab-stops>
      </style:paragraph-properties>
      <style:text-properties fo:color="#000000" style:font-name="Calibri2" fo:font-size="11pt" fo:font-weight="normal" officeooo:paragraph-rsid="000e01be" fo:background-color="#ffffff" style:font-name-asian="Calibri2" style:font-name-complex="Calibri2"/>
    </style:style>
    <style:style style:name="P11" style:family="paragraph" style:parent-style-name="Standard">
      <style:paragraph-properties fo:line-height="100%" fo:text-align="start" style:justify-single-word="false">
        <style:tab-stops>
          <style:tab-stop style:position="3in"/>
          <style:tab-stop style:position="6in"/>
        </style:tab-stops>
      </style:paragraph-properties>
      <style:text-properties fo:color="#000000" style:font-name="Calibri2" fo:font-size="11pt" fo:font-weight="normal" officeooo:rsid="0087f376" officeooo:paragraph-rsid="008f622a" fo:background-color="transparent" style:font-name-asian="Calibri2" style:font-size-asian="10pt" style:font-weight-asian="bold" style:font-name-complex="Calibri2" style:font-size-complex="10pt" style:font-weight-complex="bold"/>
    </style:style>
    <style:style style:name="P12" style:family="paragraph" style:parent-style-name="Standard">
      <style:paragraph-properties fo:line-height="100%" fo:text-align="justify" style:justify-single-word="false">
        <style:tab-stops>
          <style:tab-stop style:position="3in"/>
          <style:tab-stop style:position="6in"/>
        </style:tab-stops>
      </style:paragraph-properties>
      <style:text-properties style:font-name="Calibri1" fo:font-size="11pt" fo:font-weight="bold" officeooo:paragraph-rsid="000e01be" style:font-size-asian="11pt" style:font-weight-asian="bold" style:font-weight-complex="bold"/>
    </style:style>
    <style:style style:name="P13" style:family="paragraph" style:parent-style-name="Standard">
      <style:paragraph-properties fo:line-height="100%" fo:text-align="justify" style:justify-single-word="false">
        <style:tab-stops>
          <style:tab-stop style:position="3in"/>
          <style:tab-stop style:position="6in"/>
        </style:tab-stops>
      </style:paragraph-properties>
      <style:text-properties style:font-name="Calibri1" fo:font-size="11pt" officeooo:paragraph-rsid="007ecc69" style:font-size-asian="11pt"/>
    </style:style>
    <style:style style:name="P14" style:family="paragraph" style:parent-style-name="Standard">
      <style:paragraph-properties fo:line-height="100%" fo:text-align="justify" style:justify-single-word="false">
        <style:tab-stops>
          <style:tab-stop style:position="3.0189in"/>
          <style:tab-stop style:position="6.8854in"/>
        </style:tab-stops>
      </style:paragraph-properties>
      <style:text-properties fo:color="#111111" style:font-name="Calibri2" fo:font-size="11pt" fo:font-style="italic" fo:font-weight="normal" officeooo:paragraph-rsid="0026a487" fo:background-color="#ffffff" style:font-name-asian="Calibri2" style:font-size-asian="11pt" style:font-style-asian="italic" style:font-weight-asian="bold" style:font-name-complex="Calibri2" style:font-style-complex="italic" style:font-weight-complex="bold"/>
    </style:style>
    <style:style style:name="P15" style:family="paragraph" style:parent-style-name="Standard">
      <style:text-properties officeooo:paragraph-rsid="008f622a"/>
    </style:style>
    <style:style style:name="P16" style:family="paragraph" style:parent-style-name="Footer">
      <style:paragraph-properties fo:margin-left="0in" fo:margin-right="0.25in" fo:text-align="center"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P17" style:family="paragraph" style:parent-style-name="Footer">
      <style:paragraph-properties fo:margin-left="0in" fo:margin-right="0.25in" fo:text-align="start"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P18" style:family="paragraph" style:parent-style-name="Footer">
      <style:paragraph-properties fo:margin-left="0in" fo:margin-right="0.25in" fo:text-align="start" style:justify-single-word="false" fo:text-indent="0in" style:auto-text-indent="false"/>
      <style:text-properties style:font-name="Calibri Light1" fo:font-size="8pt" officeooo:paragraph-rsid="0009e7c4" style:font-size-asian="8pt" style:font-name-complex="Times New Roman" style:font-size-complex="8pt"/>
    </style:style>
    <style:style style:name="P19" style:family="paragraph" style:parent-style-name="Footer">
      <style:paragraph-properties fo:margin-left="0in" fo:margin-right="0.25in" fo:text-align="start" style:justify-single-word="false" fo:text-indent="0in" style:auto-text-indent="false"/>
      <style:text-properties officeooo:paragraph-rsid="0009e7c4"/>
    </style:style>
    <style:style style:name="P20" style:family="paragraph" style:parent-style-name="Footer">
      <style:paragraph-properties fo:margin-left="0in" fo:margin-right="0.25in" fo:text-align="start" style:justify-single-word="false" fo:text-indent="0in" style:auto-text-indent="false"/>
      <style:text-properties fo:font-size="8pt" officeooo:rsid="00463085" officeooo:paragraph-rsid="0009e7c4" style:font-size-asian="8pt" style:font-size-complex="8pt"/>
    </style:style>
    <style:style style:name="P21" style:family="paragraph" style:parent-style-name="Standard_20__28_user_29_">
      <style:paragraph-properties fo:text-align="justify" style:justify-single-word="false"/>
      <style:text-properties officeooo:paragraph-rsid="0009e7c4"/>
    </style:style>
    <style:style style:name="P22" style:family="paragraph" style:parent-style-name="Standard_20__28_user_29_">
      <style:text-properties style:font-name="Calibri1" fo:font-weight="bold" officeooo:paragraph-rsid="0009e7c4" style:font-weight-asian="bold" style:font-weight-complex="bold"/>
    </style:style>
    <style:style style:name="P23" style:family="paragraph" style:parent-style-name="Standard_20__28_user_29_">
      <style:text-properties style:font-name="Calibri1" fo:font-size="11pt" fo:font-weight="bold" officeooo:paragraph-rsid="0009e7c4" style:font-size-asian="11pt" style:font-weight-asian="bold" style:font-weight-complex="bold"/>
    </style:style>
    <style:style style:name="P24" style:family="paragraph" style:parent-style-name="Standard_20__28_user_29_">
      <style:paragraph-properties fo:text-align="justify" style:justify-single-word="false"/>
      <style:text-properties style:font-name="Calibri1" fo:font-size="11pt" fo:font-weight="bold" officeooo:paragraph-rsid="0009e7c4" style:font-size-asian="11pt" style:font-weight-asian="bold" style:font-weight-complex="bold"/>
    </style:style>
    <style:style style:name="P25" style:family="paragraph" style:parent-style-name="Standard_20__28_user_29_">
      <style:paragraph-properties fo:text-align="center" style:justify-single-word="false"/>
      <style:text-properties style:font-name="Calibri1" fo:font-size="11pt" officeooo:paragraph-rsid="0009e7c4" style:font-size-asian="11pt"/>
    </style:style>
    <style:style style:name="P26" style:family="paragraph" style:parent-style-name="Standard_20__28_user_29_">
      <style:paragraph-properties fo:text-align="center" style:justify-single-word="false"/>
      <style:text-properties style:font-name="Calibri1" fo:font-size="11pt" officeooo:paragraph-rsid="000b47de" style:font-size-asian="11pt"/>
    </style:style>
    <style:style style:name="P27" style:family="paragraph" style:parent-style-name="Standard_20__28_user_29_">
      <style:paragraph-properties fo:line-height="115%" fo:text-align="justify" style:justify-single-word="false"/>
      <style:text-properties style:font-name="Calibri1" fo:font-size="11pt" fo:font-weight="normal" officeooo:rsid="009cf7ac" officeooo:paragraph-rsid="009cf7ac" style:font-size-asian="11pt" style:font-weight-asian="normal" style:font-weight-complex="normal"/>
    </style:style>
    <style:style style:name="P28" style:family="paragraph" style:parent-style-name="Standard_20__28_user_29_">
      <style:paragraph-properties fo:line-height="115%" fo:text-align="justify" style:justify-single-word="false"/>
      <style:text-properties style:font-name="Calibri1" fo:font-size="11pt" fo:font-weight="normal" officeooo:rsid="009cf7ac" officeooo:paragraph-rsid="009f8aff" style:font-size-asian="11pt" style:font-weight-asian="normal" style:font-weight-complex="normal"/>
    </style:style>
    <style:style style:name="P29" style:family="paragraph" style:parent-style-name="Standard_20__28_user_29_">
      <style:paragraph-properties fo:line-height="115%" fo:text-align="justify" style:justify-single-word="false"/>
      <style:text-properties style:font-name="Calibri1" fo:font-size="11pt" fo:font-weight="normal" officeooo:rsid="009ece38" officeooo:paragraph-rsid="009ece38" style:font-size-asian="11pt" style:font-weight-asian="normal" style:font-weight-complex="normal"/>
    </style:style>
    <style:style style:name="P30" style:family="paragraph" style:parent-style-name="Standard_20__28_user_29_">
      <style:paragraph-properties fo:line-height="115%" fo:text-align="justify" style:justify-single-word="false"/>
      <style:text-properties style:font-name="Calibri1" fo:font-size="11pt" fo:font-weight="normal" officeooo:rsid="009ece38" officeooo:paragraph-rsid="009f8aff" style:font-size-asian="11pt" style:font-weight-asian="normal" style:font-weight-complex="normal"/>
    </style:style>
    <style:style style:name="P31" style:family="paragraph" style:parent-style-name="Standard_20__28_user_29_">
      <style:paragraph-properties fo:text-align="justify" style:justify-single-word="false"/>
      <style:text-properties style:font-name="Calibri1" officeooo:paragraph-rsid="0009e7c4"/>
    </style:style>
    <style:style style:name="P32" style:family="paragraph" style:parent-style-name="Standard_20__28_user_29_">
      <style:paragraph-properties fo:text-align="center" style:justify-single-word="false"/>
      <style:text-properties style:font-name="Calibri1" fo:font-size="10pt" fo:font-weight="bold" officeooo:paragraph-rsid="0009e7c4" style:font-size-asian="10pt" style:font-weight-asian="bold" style:font-size-complex="10pt" style:font-weight-complex="bold"/>
    </style:style>
    <style:style style:name="P33" style:family="paragraph" style:parent-style-name="Standard_20__28_user_29_">
      <style:paragraph-properties fo:text-align="center" style:justify-single-word="false"/>
      <style:text-properties style:font-name="Calibri1" fo:font-size="10pt" fo:font-weight="normal" officeooo:rsid="007e58b1" officeooo:paragraph-rsid="007e58b1" style:font-size-asian="10pt" style:font-weight-asian="normal" style:font-size-complex="10pt" style:font-weight-complex="normal"/>
    </style:style>
    <style:style style:name="P34" style:family="paragraph" style:parent-style-name="Standard_20__28_user_29_">
      <style:paragraph-properties fo:text-align="center" style:justify-single-word="false"/>
      <style:text-properties style:font-name="Calibri1" fo:font-size="10pt" fo:font-weight="normal" officeooo:rsid="007e58b1" officeooo:paragraph-rsid="0086853b" style:font-size-asian="10pt" style:font-weight-asian="normal" style:font-size-complex="10pt" style:font-weight-complex="normal"/>
    </style:style>
    <style:style style:name="P35" style:family="paragraph" style:parent-style-name="Standard_20__28_user_29_">
      <style:paragraph-properties fo:text-align="center" style:justify-single-word="false"/>
      <style:text-properties style:font-name="Calibri1" fo:font-size="10pt" fo:font-weight="normal" officeooo:rsid="007ecc69" officeooo:paragraph-rsid="007ecc69" style:font-size-asian="10pt" style:font-weight-asian="normal" style:font-size-complex="10pt" style:font-weight-complex="normal"/>
    </style:style>
    <style:style style:name="P36" style:family="paragraph" style:parent-style-name="Standard_20__28_user_29_">
      <style:paragraph-properties fo:text-align="center" style:justify-single-word="false"/>
      <style:text-properties style:font-name="Calibri1" fo:font-size="10pt" fo:font-weight="normal" officeooo:rsid="008059b3" officeooo:paragraph-rsid="008059b3" style:font-size-asian="10pt" style:font-weight-asian="normal" style:font-size-complex="10pt" style:font-weight-complex="normal"/>
    </style:style>
    <style:style style:name="P37" style:family="paragraph" style:parent-style-name="Standard_20__28_user_29_">
      <style:paragraph-properties fo:text-align="center" style:justify-single-word="false"/>
      <style:text-properties style:font-name="Calibri1" fo:font-size="14pt" fo:font-weight="bold" officeooo:paragraph-rsid="0009e7c4" style:font-size-asian="14pt" style:font-weight-asian="bold" style:font-weight-complex="bold"/>
    </style:style>
    <style:style style:name="P38" style:family="paragraph" style:parent-style-name="Standard_20__28_user_29_">
      <style:paragraph-properties fo:text-align="center" style:justify-single-word="false"/>
      <style:text-properties style:font-name="Calibri1" officeooo:paragraph-rsid="000b47de"/>
    </style:style>
    <style:style style:name="P39" style:family="paragraph" style:parent-style-name="Standard_20__28_user_29_">
      <style:paragraph-properties fo:text-align="justify" style:justify-single-word="false"/>
      <style:text-properties style:font-name="Calibri" fo:font-size="11pt" fo:font-weight="bold" officeooo:paragraph-rsid="0009e7c4" style:font-size-asian="11pt" style:font-weight-asian="bold" style:font-weight-complex="bold"/>
    </style:style>
    <style:style style:name="P40" style:family="paragraph" style:parent-style-name="Standard_20__28_user_29_">
      <style:paragraph-properties fo:text-align="center" style:justify-single-word="false"/>
      <style:text-properties fo:color="#111111" style:font-name="Calibri1" fo:font-size="11pt" fo:font-weight="normal" officeooo:rsid="007c0907" officeooo:paragraph-rsid="007c0907" fo:background-color="#ffffff" style:font-name-asian="Calibri2" style:font-size-asian="11pt" style:font-weight-asian="bold" style:font-name-complex="Calibri2"/>
    </style:style>
    <style:style style:name="P41" style:family="paragraph" style:parent-style-name="Standard_20__28_user_29_">
      <style:paragraph-properties fo:text-align="justify" style:justify-single-word="false"/>
      <style:text-properties fo:color="#111111" style:font-name="Calibri1" fo:font-size="11pt" style:text-underline-style="solid" style:text-underline-width="auto" style:text-underline-color="font-color" fo:font-weight="bold" officeooo:rsid="00985442" officeooo:paragraph-rsid="00985442" style:font-size-asian="11pt" style:font-weight-asian="bold" style:font-weight-complex="bold"/>
    </style:style>
    <style:style style:name="P42" style:family="paragraph" style:parent-style-name="Standard_20__28_user_29_">
      <style:paragraph-properties fo:text-align="center" style:justify-single-word="false"/>
      <style:text-properties fo:color="#1c1c1c" style:font-name="Calibri1" fo:font-size="10pt" fo:font-weight="normal" officeooo:rsid="007e58b1" officeooo:paragraph-rsid="007e58b1" style:font-size-asian="10pt" style:font-weight-asian="normal" style:font-size-complex="10pt" style:font-weight-complex="normal"/>
    </style:style>
    <style:style style:name="P43" style:family="paragraph" style:parent-style-name="Standard_20__28_user_29_">
      <style:paragraph-properties fo:text-align="center" style:justify-single-word="false"/>
      <style:text-properties officeooo:paragraph-rsid="007e58b1"/>
    </style:style>
    <style:style style:name="P44" style:family="paragraph" style:parent-style-name="Standard_20__28_user_29_">
      <style:paragraph-properties fo:text-align="center" style:justify-single-word="false"/>
      <style:text-properties officeooo:paragraph-rsid="0086853b"/>
    </style:style>
    <style:style style:name="P45" style:family="paragraph" style:parent-style-name="Standard_20__28_user_29_">
      <style:paragraph-properties fo:text-align="center" style:justify-single-word="false"/>
      <style:text-properties officeooo:paragraph-rsid="007ecc69"/>
    </style:style>
    <style:style style:name="P46" style:family="paragraph" style:parent-style-name="Standard_20__28_user_29_">
      <style:paragraph-properties fo:text-align="center" style:justify-single-word="false"/>
      <style:text-properties officeooo:paragraph-rsid="008059b3"/>
    </style:style>
    <style:style style:name="P47" style:family="paragraph" style:parent-style-name="Standard_20__28_user_29_">
      <style:paragraph-properties fo:margin-top="0in" fo:margin-bottom="0.0835in" loext:contextual-spacing="false" fo:text-align="justify" style:justify-single-word="false"/>
      <style:text-properties style:font-name="Calibri1" officeooo:paragraph-rsid="0009e7c4"/>
    </style:style>
    <style:style style:name="P48" style:family="paragraph" style:parent-style-name="Standard_20__28_user_29_">
      <style:paragraph-properties fo:margin-top="0in" fo:margin-bottom="0.0835in" loext:contextual-spacing="false" fo:text-align="justify" style:justify-single-word="false"/>
      <style:text-properties style:font-name="Calibri1" fo:font-size="11pt" fo:font-weight="bold" officeooo:paragraph-rsid="0009e7c4" style:font-size-asian="11pt" style:font-weight-asian="bold" style:font-weight-complex="bold"/>
    </style:style>
    <style:style style:name="P49" style:family="paragraph" style:parent-style-name="Standard_20__28_user_29_">
      <style:paragraph-properties fo:margin-top="0in" fo:margin-bottom="0.0835in" loext:contextual-spacing="false"/>
      <style:text-properties style:font-name="Calibri1" fo:font-size="11pt" fo:font-weight="bold" officeooo:paragraph-rsid="0009e7c4" style:font-size-asian="11pt" style:font-weight-asian="bold" style:font-weight-complex="bold"/>
    </style:style>
    <style:style style:name="P50" style:family="paragraph" style:parent-style-name="Standard">
      <style:paragraph-properties fo:margin-left="0in" fo:margin-right="0in" fo:margin-top="0in" fo:margin-bottom="0.0835in" loext:contextual-spacing="false" fo:line-height="100%" fo:text-align="justify" style:justify-single-word="false" fo:text-indent="0.25in" style:auto-text-indent="false"/>
      <style:text-properties style:font-name="Calibri1" fo:font-size="11pt" fo:font-weight="bold" officeooo:paragraph-rsid="000c880e" style:font-size-asian="11pt" style:font-weight-asian="bold" style:font-weight-complex="bold"/>
    </style:style>
    <style:style style:name="P51" style:family="paragraph" style:parent-style-name="Standard">
      <style:paragraph-properties fo:margin-left="0in" fo:margin-right="0in" fo:margin-top="0in" fo:margin-bottom="0.0835in" loext:contextual-spacing="false" fo:line-height="100%" fo:text-align="justify" style:justify-single-word="false" fo:text-indent="0.25in" style:auto-text-indent="false"/>
      <style:text-properties style:font-name="Calibri1" fo:font-size="11pt" fo:font-weight="normal" officeooo:rsid="007dfeb0" officeooo:paragraph-rsid="007dfeb0" style:font-size-asian="11pt" style:font-weight-asian="normal" style:font-weight-complex="normal"/>
    </style:style>
    <style:style style:name="P52"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9626cb" fo:background-color="#ffffff" style:font-name-asian="Calibri2" style:font-size-asian="10pt" style:font-weight-asian="bold" style:font-name-complex="Calibri2" style:font-size-complex="10pt" style:font-weight-complex="bold"/>
    </style:style>
    <style:style style:name="P53"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9626cb" fo:background-color="#ffffff" style:font-name-asian="Calibri2" style:font-size-asian="10pt" style:font-weight-asian="normal" style:font-name-complex="Calibri2" style:font-size-complex="10pt" style:font-weight-complex="normal"/>
    </style:style>
    <style:style style:name="P54"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97dcda" fo:background-color="#ffffff" style:font-name-asian="Calibri2" style:font-size-asian="10pt" style:font-weight-asian="normal" style:font-name-complex="Calibri2" style:font-size-complex="10pt" style:font-weight-complex="normal"/>
    </style:style>
    <style:style style:name="P55"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9626cb" fo:background-color="#ffffff" style:font-name-asian="Calibri2" style:font-name-complex="Calibri2"/>
    </style:style>
    <style:style style:name="P56"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97dcda" fo:background-color="#ffffff" style:font-name-asian="Calibri2" style:font-name-complex="Calibri2"/>
    </style:style>
    <style:style style:name="P57"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9626cb" fo:background-color="transparent" style:font-name-asian="Calibri2" style:font-weight-asian="bold" style:font-name-complex="Calibri2" style:font-weight-complex="bold"/>
    </style:style>
    <style:style style:name="P58"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bold" officeooo:rsid="00bb44a6" officeooo:paragraph-rsid="009626cb" fo:background-color="#ffffff" style:font-name-asian="Calibri2" style:font-weight-asian="bold" style:font-name-complex="Calibri2" style:font-weight-complex="bold"/>
    </style:style>
    <style:style style:name="P59" style:family="paragraph" style:parent-style-name="Standard">
      <style:paragraph-properties fo:margin-top="0in" fo:margin-bottom="0in" loext:contextual-spacing="false" fo:line-height="115%" fo:text-align="justify" style:justify-single-word="false"/>
      <style:text-properties style:use-window-font-color="true" style:font-name="Calibri2" fo:font-size="11pt" fo:font-weight="bold" officeooo:paragraph-rsid="009626cb" fo:background-color="transparent" style:font-name-asian="Calibri2" style:font-weight-asian="bold" style:font-name-complex="Calibri2" style:font-weight-complex="bold"/>
    </style:style>
    <style:style style:name="P60" style:family="paragraph" style:parent-style-name="Standard">
      <style:paragraph-properties fo:margin-top="0in" fo:margin-bottom="0in" loext:contextual-spacing="false" fo:line-height="115%" fo:text-align="justify" style:justify-single-word="false"/>
      <style:text-properties style:use-window-font-color="true" style:font-name="Calibri2" fo:font-size="11pt" fo:font-weight="normal" officeooo:paragraph-rsid="009626cb" fo:background-color="transparent" style:font-name-asian="Calibri2" style:font-weight-asian="normal" style:font-name-complex="Calibri2" style:font-weight-complex="normal"/>
    </style:style>
    <style:style style:name="P61" style:family="paragraph" style:parent-style-name="Standard">
      <style:paragraph-properties fo:margin-top="0in" fo:margin-bottom="0in" loext:contextual-spacing="false" fo:line-height="115%" fo:text-align="justify" style:justify-single-word="false"/>
      <style:text-properties style:use-window-font-color="true" style:font-name="Calibri2" fo:font-size="11pt" fo:font-weight="normal" officeooo:rsid="009626cb" officeooo:paragraph-rsid="00963dbd" fo:background-color="transparent" style:font-name-asian="Calibri2" style:font-weight-asian="normal" style:font-name-complex="Calibri2" style:font-weight-complex="normal"/>
    </style:style>
    <style:style style:name="P62" style:family="paragraph" style:parent-style-name="Standard">
      <style:paragraph-properties fo:margin-top="0in" fo:margin-bottom="0in" loext:contextual-spacing="false" fo:line-height="115%" fo:text-align="justify" style:justify-single-word="false"/>
      <style:text-properties style:use-window-font-color="true" style:font-name="Calibri2" fo:font-size="11pt" fo:font-weight="normal" officeooo:paragraph-rsid="009626cb" fo:background-color="transparent" style:font-name-asian="Calibri2" style:font-name-complex="Calibri2"/>
    </style:style>
    <style:style style:name="P63" style:family="paragraph" style:parent-style-name="Standard">
      <style:paragraph-properties fo:margin-top="0in" fo:margin-bottom="0in" loext:contextual-spacing="false" fo:line-height="115%" fo:text-align="justify" style:justify-single-word="false"/>
      <style:text-properties officeooo:paragraph-rsid="009626cb"/>
    </style:style>
    <style:style style:name="P64"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rsid="00e6346a" officeooo:paragraph-rsid="009bf416" style:font-size-asian="11pt"/>
    </style:style>
    <style:style style:name="P65" style:family="paragraph" style:parent-style-name="Standard_20__28_user_29_">
      <style:paragraph-properties fo:margin-top="0in" fo:margin-bottom="0in" loext:contextual-spacing="false" fo:line-height="115%" fo:text-align="justify" style:justify-single-word="false"/>
      <style:text-properties style:font-name="Calibri1" fo:font-weight="bold" officeooo:paragraph-rsid="009626cb"/>
    </style:style>
    <style:style style:name="P66"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2" fo:font-size="11pt" style:text-underline-style="none" fo:font-weight="normal" officeooo:rsid="00939cab" officeooo:paragraph-rsid="00939cab" fo:background-color="transparent" style:font-name-asian="Calibri2" style:font-name-complex="Calibri2"/>
    </style:style>
    <style:style style:name="P67"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2" fo:font-size="11pt" style:text-underline-style="none" fo:font-weight="normal" officeooo:rsid="0093a85c" officeooo:paragraph-rsid="0093a85c" fo:background-color="transparent" style:font-name-asian="Calibri2" style:font-name-complex="Calibri2"/>
    </style:style>
    <style:style style:name="P68"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2" fo:font-size="11pt" style:text-underline-style="none" fo:font-weight="normal" officeooo:rsid="007e9636" officeooo:paragraph-rsid="008d7133" fo:background-color="transparent" style:font-name-asian="Calibri2" style:font-name-complex="Calibri2"/>
    </style:style>
    <style:style style:name="P69"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2" fo:font-size="11pt" style:text-underline-style="none" fo:font-weight="normal" officeooo:rsid="008272bb" officeooo:paragraph-rsid="008f622a" fo:background-color="transparent" style:font-name-asian="Calibri2" style:font-size-asian="10pt" style:font-weight-asian="bold" style:font-name-complex="Calibri2" style:font-size-complex="10pt" style:font-weight-complex="bold"/>
    </style:style>
    <style:style style:name="P70"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2" fo:font-size="11pt" style:text-underline-style="none" fo:font-weight="normal" officeooo:rsid="008272bb" officeooo:paragraph-rsid="00b306b4" fo:background-color="transparent" style:font-name-asian="Calibri2" style:font-size-asian="10pt" style:font-weight-asian="bold" style:font-name-complex="Calibri2" style:font-size-complex="10pt" style:font-weight-complex="bold"/>
    </style:style>
    <style:style style:name="P71"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2" fo:font-size="11pt" style:text-underline-style="none" fo:font-weight="normal" officeooo:rsid="00875e1b" officeooo:paragraph-rsid="008f622a" fo:background-color="transparent" style:font-name-asian="Calibri2" style:font-size-asian="10pt" style:font-weight-asian="bold" style:font-name-complex="Calibri2" style:font-size-complex="10pt" style:font-weight-complex="bold"/>
    </style:style>
    <style:style style:name="P72"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2" fo:font-size="11pt" style:text-underline-style="none" fo:font-weight="normal" officeooo:rsid="00b50198" officeooo:paragraph-rsid="008f622a" fo:background-color="transparent" style:font-name-asian="Calibri2" style:font-size-asian="10pt" style:font-weight-asian="bold" style:font-name-complex="Calibri2" style:font-size-complex="10pt" style:font-weight-complex="bold"/>
    </style:style>
    <style:style style:name="P73"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2" fo:font-size="11pt" style:text-underline-style="none" fo:font-weight="normal" officeooo:rsid="00808cd3" officeooo:paragraph-rsid="00b306b4" fo:background-color="transparent" style:font-name-asian="Calibri2" style:font-size-asian="10pt" style:font-weight-asian="bold" style:font-name-complex="Calibri2" style:font-size-complex="10pt" style:font-weight-complex="bold"/>
    </style:style>
    <style:style style:name="P74"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0e4a0" officeooo:paragraph-rsid="0010cbcb" fo:background-color="#ffffff" style:font-name-asian="Calibri2" style:font-size-asian="10pt" style:font-weight-asian="bold" style:font-name-complex="Calibri2" style:font-size-complex="10pt" style:font-weight-complex="bold"/>
    </style:style>
    <style:style style:name="P75"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0e4a0" officeooo:paragraph-rsid="00839485" fo:background-color="#ffffff" style:font-name-asian="Calibri2" style:font-size-asian="10pt" style:font-weight-asian="bold" style:font-name-complex="Calibri2" style:font-size-complex="10pt" style:font-weight-complex="bold"/>
    </style:style>
    <style:style style:name="P76"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4982b" officeooo:paragraph-rsid="0084982b" fo:background-color="#ffffff" style:font-name-asian="Calibri2" style:font-size-asian="10pt" style:font-weight-asian="bold" style:font-name-complex="Calibri2" style:font-size-complex="10pt" style:font-weight-complex="bold"/>
    </style:style>
    <style:style style:name="P77"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39485" officeooo:paragraph-rsid="00839485" fo:background-color="#ffffff" style:font-name-asian="Calibri2" style:font-size-asian="10pt" style:font-weight-asian="bold" style:font-name-complex="Calibri2" style:font-size-complex="10pt" style:font-weight-complex="bold"/>
    </style:style>
    <style:style style:name="P78"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d51c11" officeooo:paragraph-rsid="00d51c11" fo:background-color="#ffffff" style:font-name-asian="Calibri2" style:font-size-asian="10pt" style:font-weight-asian="bold" style:font-name-complex="Calibri2" style:font-size-complex="10pt" style:font-weight-complex="bold"/>
    </style:style>
    <style:style style:name="P79"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adb5d" officeooo:paragraph-rsid="008adb5d" fo:background-color="#ffffff" style:font-name-asian="Calibri2" style:font-size-asian="10pt" style:font-weight-asian="bold" style:font-name-complex="Calibri2" style:font-size-complex="10pt" style:font-weight-complex="bold"/>
    </style:style>
    <style:style style:name="P80"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d6a0c3" officeooo:paragraph-rsid="00d6a0c3" fo:background-color="#ffffff" style:font-name-asian="Calibri2" style:font-size-asian="10pt" style:font-weight-asian="bold" style:font-name-complex="Calibri2" style:font-size-complex="10pt" style:font-weight-complex="bold"/>
    </style:style>
    <style:style style:name="P81"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588c6" officeooo:paragraph-rsid="008588c6" fo:background-color="#ffffff" style:font-name-asian="Calibri2" style:font-size-asian="10pt" style:font-weight-asian="bold" style:font-name-complex="Calibri2" style:font-size-complex="10pt" style:font-weight-complex="bold"/>
    </style:style>
    <style:style style:name="P82"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c7fe6" officeooo:paragraph-rsid="008c7fe6" fo:background-color="#ffffff" style:font-name-asian="Calibri2" style:font-size-asian="10pt" style:font-weight-asian="bold" style:font-name-complex="Calibri2" style:font-size-complex="10pt" style:font-weight-complex="bold"/>
    </style:style>
    <style:style style:name="P83" style:family="paragraph" style:parent-style-name="Standard" style:list-style-name="L5">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955a22" officeooo:paragraph-rsid="00955a22" fo:background-color="transparent" style:font-name-asian="Calibri2" style:font-size-asian="10pt" style:font-weight-asian="normal" style:font-name-complex="Calibri2" style:font-size-complex="10pt" style:font-weight-complex="normal"/>
    </style:style>
    <style:style style:name="P84" style:family="paragraph" style:parent-style-name="Standard" style:list-style-name="L5">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963dbd" officeooo:paragraph-rsid="00963dbd" fo:background-color="transparent" style:font-name-asian="Calibri2" style:font-size-asian="10pt" style:font-weight-asian="normal" style:font-name-complex="Calibri2" style:font-size-complex="10pt" style:font-weight-complex="normal"/>
    </style:style>
    <style:style style:name="P85" style:family="paragraph" style:parent-style-name="Standard" style:list-style-name="L7">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8588c6" officeooo:paragraph-rsid="008588c6" fo:background-color="transparent" style:font-name-asian="Calibri2" style:font-size-asian="10pt" style:font-weight-asian="normal" style:font-name-complex="Calibri2" style:font-size-complex="10pt" style:font-weight-complex="normal"/>
    </style:style>
    <style:style style:name="P86" style:family="paragraph" style:parent-style-name="Standard" style:list-style-name="L7">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dd5738" officeooo:paragraph-rsid="00dd5738" fo:background-color="transparent" style:font-name-asian="Calibri2" style:font-size-asian="10pt" style:font-weight-asian="normal" style:font-name-complex="Calibri2" style:font-size-complex="10pt" style:font-weight-complex="normal"/>
    </style:style>
    <style:style style:name="P87"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963dbd" officeooo:paragraph-rsid="00963dbd" fo:background-color="transparent" style:font-name-asian="Calibri2" style:font-weight-asian="bold" style:font-name-complex="Calibri2" style:font-weight-complex="bold"/>
    </style:style>
    <style:style style:name="P88" style:family="paragraph" style:parent-style-name="Standard" style:list-style-name="L8">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8588c6" officeooo:paragraph-rsid="008588c6" fo:background-color="transparent" style:font-name-asian="Calibri2" style:font-weight-asian="bold" style:font-name-complex="Calibri2" style:font-weight-complex="bold"/>
    </style:style>
    <style:style style:name="P89" style:family="paragraph" style:parent-style-name="Standard" style:list-style-name="L8">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8588c6" officeooo:paragraph-rsid="00de8af4" fo:background-color="transparent" style:font-name-asian="Calibri2" style:font-weight-asian="bold" style:font-name-complex="Calibri2" style:font-weight-complex="bold"/>
    </style:style>
    <style:style style:name="P90" style:family="paragraph" style:parent-style-name="Standard" style:list-style-name="L8">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de8af4" officeooo:paragraph-rsid="00de8af4" fo:background-color="transparent" style:font-name-asian="Calibri2" style:font-weight-asian="bold" style:font-name-complex="Calibri2" style:font-weight-complex="bold"/>
    </style:style>
    <style:style style:name="P91" style:family="paragraph" style:parent-style-name="Standard" style:list-style-name="L8">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e05264" officeooo:paragraph-rsid="00e05264" fo:background-color="transparent" style:font-name-asian="Calibri2" style:font-weight-asian="bold" style:font-name-complex="Calibri2" style:font-weight-complex="bold"/>
    </style:style>
    <style:style style:name="P92" style:family="paragraph" style:parent-style-name="Standard" style:list-style-name="L8">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df404d" officeooo:paragraph-rsid="00e05264" fo:background-color="transparent" style:font-name-asian="Calibri2" style:font-weight-asian="bold" style:font-name-complex="Calibri2" style:font-weight-complex="bold"/>
    </style:style>
    <style:style style:name="P93" style:family="paragraph" style:parent-style-name="Standard" style:list-style-name="L8">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e20d50" officeooo:paragraph-rsid="00e20d50" fo:background-color="transparent" style:font-name-asian="Calibri2" style:font-weight-asian="bold" style:font-name-complex="Calibri2" style:font-weight-complex="bold"/>
    </style:style>
    <style:style style:name="P94" style:family="paragraph" style:parent-style-name="Standard" style:list-style-name="L8">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e5699b" officeooo:paragraph-rsid="00e5699b" fo:background-color="transparent" style:font-name-asian="Calibri2" style:font-weight-asian="bold" style:font-name-complex="Calibri2" style:font-weight-complex="bold"/>
    </style:style>
    <style:style style:name="P95" style:family="paragraph" style:parent-style-name="Standard" style:list-style-name="L8">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e590eb" officeooo:paragraph-rsid="00e590eb" fo:background-color="transparent" style:font-name-asian="Calibri2" style:font-weight-asian="bold" style:font-name-complex="Calibri2" style:font-weight-complex="bold"/>
    </style:style>
    <style:style style:name="P96" style:family="paragraph" style:parent-style-name="Standard">
      <style:text-properties fo:font-variant="normal" fo:text-transform="none" style:text-position="0% 100%" fo:font-style="normal" style:text-underline-style="none" fo:font-weight="normal"/>
    </style:style>
    <style:style style:name="P97" style:family="paragraph" style:parent-style-name="Standard">
      <style:text-properties fo:font-variant="normal" fo:text-transform="none" style:text-position="0% 100%" fo:font-style="normal" style:text-underline-style="none" fo:font-weight="normal" officeooo:paragraph-rsid="00a1f877"/>
    </style:style>
    <style:style style:name="P98" style:family="paragraph" style:parent-style-name="Standard">
      <style:text-properties fo:font-variant="normal" fo:text-transform="none" style:text-position="0% 100%" fo:font-style="normal" style:text-underline-style="none" fo:font-weight="normal" officeooo:paragraph-rsid="00a2fcf1"/>
    </style:style>
    <style:style style:name="P99" style:family="paragraph" style:parent-style-name="Standard">
      <style:text-properties fo:font-variant="normal" fo:text-transform="none" style:text-position="0% 100%" fo:font-style="normal" style:text-underline-style="none" fo:font-weight="normal" officeooo:paragraph-rsid="00a37883"/>
    </style:style>
    <style:style style:name="P100" style:family="paragraph" style:parent-style-name="Standard">
      <style:text-properties fo:font-variant="normal" fo:text-transform="none" style:text-position="0% 100%" fo:font-style="normal" style:text-underline-style="none" fo:font-weight="normal" officeooo:rsid="00a37883" officeooo:paragraph-rsid="00a37883"/>
    </style:style>
    <style:style style:name="P101" style:family="paragraph" style:parent-style-name="Standard">
      <style:text-properties fo:font-variant="normal" fo:text-transform="none" style:text-position="0% 100%" fo:font-style="normal" style:text-underline-style="none" fo:font-weight="normal" officeooo:rsid="00a37883" officeooo:paragraph-rsid="00a3e172"/>
    </style:style>
    <style:style style:name="P102" style:family="paragraph" style:parent-style-name="Standard">
      <style:text-properties fo:font-variant="normal" fo:text-transform="none" style:text-position="0% 100%" fo:font-style="normal" style:text-underline-style="none" fo:font-weight="normal" officeooo:paragraph-rsid="00a3e172"/>
    </style:style>
    <style:style style:name="P103" style:family="paragraph" style:parent-style-name="Standard">
      <style:text-properties officeooo:paragraph-rsid="00a2fcf1"/>
    </style:style>
    <style:style style:name="P104"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2" fo:font-size="11pt" fo:font-weight="normal" officeooo:rsid="0099e284" officeooo:paragraph-rsid="008c3e01" fo:background-color="#ffffff" style:font-name-asian="Calibri2" style:font-name-complex="Calibri2"/>
    </style:style>
    <style:style style:name="P105"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2" fo:font-size="11pt" fo:font-weight="normal" officeooo:rsid="0092445c" officeooo:paragraph-rsid="008c3e01" fo:background-color="#ffffff" style:font-name-asian="Calibri2" style:font-name-complex="Calibri2"/>
    </style:style>
    <style:style style:name="P106"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2" fo:font-size="11pt" fo:font-weight="normal" officeooo:rsid="00a681fa" officeooo:paragraph-rsid="008c3e01" fo:background-color="#ffffff" style:font-name-asian="Calibri2" style:font-name-complex="Calibri2"/>
    </style:style>
    <style:style style:name="P107"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2" fo:font-size="11pt" fo:font-weight="normal" officeooo:rsid="009c8805" officeooo:paragraph-rsid="008c3e01" fo:background-color="#ffffff" style:font-name-asian="Calibri2" style:font-name-complex="Calibri2"/>
    </style:style>
    <style:style style:name="P108" style:family="paragraph" style:parent-style-name="Standard" style:list-style-name="L8">
      <style:paragraph-properties fo:margin-top="0in" fo:margin-bottom="0.139in" loext:contextual-spacing="false"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e590eb" officeooo:paragraph-rsid="00e590eb" fo:background-color="transparent" style:font-name-asian="Calibri2" style:font-weight-asian="bold" style:font-name-complex="Calibri2" style:font-weight-complex="bold"/>
    </style:style>
    <style:style style:name="P109"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rsid="00e6346a" officeooo:paragraph-rsid="009bf416" style:font-size-asian="11pt"/>
    </style:style>
    <style:style style:name="P110"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rsid="00e7fdcf" officeooo:paragraph-rsid="009bf416" style:font-size-asian="11pt"/>
    </style:style>
    <style:style style:name="P111" style:family="paragraph" style:parent-style-name="Standard">
      <style:paragraph-properties fo:margin-top="0in" fo:margin-bottom="0in" loext:contextual-spacing="false" fo:line-height="115%" fo:text-align="justify" style:justify-single-word="false"/>
      <style:text-properties style:font-name="Calibri3" fo:font-size="11pt" officeooo:paragraph-rsid="009626cb" style:font-size-asian="11pt" style:font-size-complex="11pt"/>
    </style:style>
    <style:style style:name="P112"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9626cb" fo:background-color="#ffffff" style:font-name-asian="Calibri2" style:font-name-complex="Calibri2"/>
    </style:style>
    <style:style style:name="P113"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a1f877" fo:background-color="#ffffff" style:font-name-asian="Calibri2" style:font-name-complex="Calibri2"/>
    </style:style>
    <style:style style:name="P114"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a2fcf1" fo:background-color="#ffffff" style:font-name-asian="Calibri2" style:font-size-asian="11pt" style:font-name-complex="Calibri2" style:font-size-complex="11pt"/>
    </style:style>
    <style:style style:name="P115" style:family="paragraph" style:parent-style-name="Standard_20__28_user_29_" style:master-page-name="Standard">
      <style:paragraph-properties fo:margin-left="0in" fo:margin-right="0in" fo:margin-top="0in" fo:margin-bottom="0in" loext:contextual-spacing="false" fo:line-height="115%" fo:text-align="center" style:justify-single-word="false" fo:text-indent="0in" style:auto-text-indent="false" style:page-number="auto"/>
      <style:text-properties style:font-name="Calibri1" fo:font-size="14pt" fo:font-weight="bold" officeooo:rsid="007c02d5" officeooo:paragraph-rsid="008947cf" style:font-size-asian="14pt" style:font-weight-asian="bold" style:font-weight-complex="bold"/>
    </style:style>
    <style:style style:name="P116" style:family="paragraph">
      <style:paragraph-properties fo:text-align="center"/>
    </style:style>
    <style:style style:name="P11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style>
    <style:style style:name="T2" style:family="text">
      <style:text-properties fo:font-size="11pt" style:font-size-asian="11pt" style:font-weight-complex="bold"/>
    </style:style>
    <style:style style:name="T3" style:family="text">
      <style:text-properties fo:font-size="11pt" style:font-size-asian="11pt" style:font-weight-asian="bold" style:font-weight-complex="bold"/>
    </style:style>
    <style:style style:name="T4" style:family="text">
      <style:text-properties fo:font-size="11pt" fo:font-weight="bold" style:font-size-asian="11pt" style:font-weight-asian="bold" style:font-weight-complex="bold"/>
    </style:style>
    <style:style style:name="T5" style:family="text">
      <style:text-properties style:font-name="Calibri Light1" fo:font-size="8pt" style:font-size-asian="8pt" style:font-name-complex="Times New Roman" style:font-size-complex="8pt" style:font-weight-complex="bold"/>
    </style:style>
    <style:style style:name="T6" style:family="text">
      <style:text-properties style:font-name="Calibri Light1" fo:font-style="italic" style:text-underline-style="solid" style:text-underline-width="auto" style:text-underline-color="font-color" style:font-style-asian="italic" style:font-name-complex="Times New Roman" style:font-weight-complex="bold"/>
    </style:style>
    <style:style style:name="T7" style:family="text">
      <style:text-properties style:font-name="Calibri Light1" fo:font-style="italic" style:text-underline-style="solid" style:text-underline-width="auto" style:text-underline-color="font-color" officeooo:rsid="00373950" style:font-style-asian="italic" style:font-name-complex="Times New Roman" style:font-weight-complex="bold"/>
    </style:style>
    <style:style style:name="T8" style:family="text">
      <style:text-properties style:font-name="Calibri Light1" fo:font-style="italic" style:text-underline-style="none" style:font-style-asian="italic" style:font-name-complex="Times New Roman" style:font-weight-complex="bold"/>
    </style:style>
    <style:style style:name="T9" style:family="text">
      <style:text-properties style:font-name="Calibri Light1" fo:font-style="normal" style:text-underline-style="none" style:font-style-asian="normal" style:font-name-complex="Times New Roman" style:font-style-complex="normal" style:font-weight-complex="bold"/>
    </style:style>
    <style:style style:name="T10" style:family="text">
      <style:text-properties style:font-name="Calibri Light1" fo:font-style="normal" style:text-underline-style="none" officeooo:rsid="00bf4c8e" style:font-style-asian="normal" style:font-name-complex="Times New Roman" style:font-style-complex="normal" style:font-weight-complex="bold"/>
    </style:style>
    <style:style style:name="T11" style:family="text">
      <style:text-properties fo:color="#000000" style:font-name="Calibri Light1" fo:font-size="8pt" style:text-underline-style="none" style:font-size-asian="8pt" style:font-name-complex="Times New Roman" style:font-size-complex="8pt" style:font-weight-complex="bold"/>
    </style:style>
    <style:style style:name="T12" style:family="text">
      <style:text-properties fo:color="#000000" style:font-name="Calibri Light1" fo:font-style="italic" style:text-underline-style="none" style:font-style-asian="italic" style:font-name-complex="Times New Roman" style:font-weight-complex="bold"/>
    </style:style>
    <style:style style:name="T13" style:family="text">
      <style:text-properties fo:color="#000000" style:font-name="Calibri Light" fo:font-size="8pt" style:text-underline-style="none" officeooo:rsid="00bf4c8e" style:font-size-asian="8pt" style:font-name-complex="Times New Roman" style:font-size-complex="8pt" style:font-weight-complex="bold"/>
    </style:style>
    <style:style style:name="T14" style:family="text">
      <style:text-properties fo:color="#000000" style:font-name="Calibri2" fo:font-size="11pt" fo:font-weight="normal" fo:background-color="#ffffff" loext:char-shading-value="0" style:font-name-asian="Calibri2" style:font-size-asian="11pt" style:font-name-complex="Calibri2"/>
    </style:style>
    <style:style style:name="T15" style:family="text">
      <style:text-properties fo:color="#000000" style:font-name="Calibri2" fo:font-size="11pt" fo:font-weight="normal" fo:background-color="transparent" loext:char-shading-value="0" style:font-name-asian="Calibri2" style:font-size-asian="11pt" style:font-name-complex="Calibri2"/>
    </style:style>
    <style:style style:name="T16" style:family="text">
      <style:text-properties fo:color="#000000" style:font-name="Calibri2" fo:font-size="11pt" fo:font-weight="normal" officeooo:rsid="0076819f" fo:background-color="transparent" loext:char-shading-value="0" style:font-name-asian="Calibri2" style:font-size-asian="11pt" style:font-name-complex="Calibri2"/>
    </style:style>
    <style:style style:name="T17" style:family="text">
      <style:text-properties fo:color="#000000" style:font-name="Calibri2" fo:font-size="11pt" fo:font-weight="normal" officeooo:rsid="008a8664" fo:background-color="transparent" loext:char-shading-value="0" style:font-name-asian="Calibri2" style:font-size-asian="11pt" style:font-name-complex="Calibri2"/>
    </style:style>
    <style:style style:name="T18" style:family="text">
      <style:text-properties fo:color="#000000" style:font-name="Calibri2" fo:font-size="11pt" fo:font-weight="normal" officeooo:rsid="0090a549" fo:background-color="transparent" loext:char-shading-value="0" style:font-name-asian="Calibri2" style:font-size-asian="11pt" style:font-name-complex="Calibri2"/>
    </style:style>
    <style:style style:name="T19" style:family="text">
      <style:text-properties fo:color="#000000" style:font-name="Calibri2" fo:font-size="11pt" fo:font-weight="normal" fo:background-color="transparent" loext:char-shading-value="0" style:font-name-asian="Calibri2" style:font-size-asian="10pt" style:font-weight-asian="bold" style:font-name-complex="Calibri2" style:font-size-complex="10pt" style:font-weight-complex="bold"/>
    </style:style>
    <style:style style:name="T20" style:family="text">
      <style:text-properties fo:color="#000000" fo:background-color="#ffffff" loext:char-shading-value="0" style:font-weight-asian="normal" style:font-weight-complex="normal"/>
    </style:style>
    <style:style style:name="T21" style:family="text">
      <style:text-properties style:font-name="Calibri Light" fo:font-style="normal" style:text-underline-style="none" officeooo:rsid="00bf4c8e" style:font-style-asian="normal" style:font-name-complex="Times New Roman" style:font-style-complex="normal" style:font-weight-complex="bold"/>
    </style:style>
    <style:style style:name="T22" style:family="text">
      <style:text-properties style:font-name="Calibri1" fo:font-size="11pt" fo:font-weight="bold" style:font-size-asian="11pt" style:font-weight-asian="bold" style:font-weight-complex="bold"/>
    </style:style>
    <style:style style:name="T23" style:family="text">
      <style:text-properties style:font-name="Calibri1" fo:font-size="11pt" fo:font-weight="bold" officeooo:rsid="00778fd8" style:font-size-asian="11pt" style:font-weight-asian="bold" style:font-weight-complex="bold"/>
    </style:style>
    <style:style style:name="T24" style:family="text">
      <style:text-properties style:font-name="Calibri1" fo:font-size="11pt" officeooo:rsid="007dfeb0" style:font-size-asian="11pt"/>
    </style:style>
    <style:style style:name="T25" style:family="text">
      <style:text-properties style:font-name="Calibri1" fo:font-size="11pt" officeooo:rsid="007e58b1" style:font-size-asian="11pt"/>
    </style:style>
    <style:style style:name="T26" style:family="text">
      <style:text-properties style:font-name="Calibri1" fo:font-size="11pt" officeooo:rsid="0082f6d0" style:font-size-asian="11pt"/>
    </style:style>
    <style:style style:name="T27" style:family="text">
      <style:text-properties style:font-name="Calibri1" fo:font-size="10pt" fo:font-weight="normal" officeooo:rsid="007e58b1" style:font-size-asian="10pt" style:font-weight-asian="normal" style:font-size-complex="10pt" style:font-weight-complex="normal"/>
    </style:style>
    <style:style style:name="T28" style:family="text">
      <style:text-properties style:font-name="Calibri1" fo:font-size="10pt" fo:font-weight="normal" officeooo:rsid="007ecc69" style:font-size-asian="10pt" style:font-weight-asian="normal" style:font-size-complex="10pt" style:font-weight-complex="normal"/>
    </style:style>
    <style:style style:name="T29" style:family="text">
      <style:text-properties style:font-name="Calibri1" fo:font-size="10pt" fo:font-weight="normal" officeooo:rsid="008059b3" style:font-size-asian="10pt" style:font-weight-asian="normal" style:font-size-complex="10pt" style:font-weight-complex="normal"/>
    </style:style>
    <style:style style:name="T30" style:family="text">
      <style:text-properties style:font-weight-asian="bold" style:font-weight-complex="bold"/>
    </style:style>
    <style:style style:name="T31" style:family="text">
      <style:text-properties officeooo:rsid="0076819f"/>
    </style:style>
    <style:style style:name="T32" style:family="text">
      <style:text-properties officeooo:rsid="007b271a"/>
    </style:style>
    <style:style style:name="T33" style:family="text">
      <style:text-properties officeooo:rsid="007c0907"/>
    </style:style>
    <style:style style:name="T34" style:family="text">
      <style:text-properties officeooo:rsid="007ecc69"/>
    </style:style>
    <style:style style:name="T35" style:family="text">
      <style:text-properties fo:color="#1c1c1c" style:font-name="Calibri1" fo:font-size="10pt" fo:font-weight="normal" officeooo:rsid="007e58b1" style:font-size-asian="10pt" style:font-weight-asian="normal" style:font-size-complex="10pt" style:font-weight-complex="normal"/>
    </style:style>
    <style:style style:name="T36" style:family="text">
      <style:text-properties fo:color="#1c1c1c" style:font-name="Calibri1" fo:font-size="10pt" fo:language="es" fo:country="CR" fo:font-weight="normal" officeooo:rsid="007e58b1" style:font-name-asian="Times New Roman1" style:font-size-asian="10pt" style:language-asian="es" style:country-asian="ES" style:font-weight-asian="normal" style:font-name-complex="Times New Roman1" style:font-size-complex="10pt" style:language-complex="ar" style:country-complex="SA" style:font-weight-complex="normal"/>
    </style:style>
    <style:style style:name="T37" style:family="text">
      <style:text-properties fo:color="#1c1c1c" style:font-name="Calibri1" fo:font-size="10pt" fo:language="es" fo:country="CR" fo:font-weight="normal" officeooo:rsid="0086853b" style:font-name-asian="Times New Roman1" style:font-size-asian="10pt" style:language-asian="es" style:country-asian="ES" style:font-weight-asian="normal" style:font-name-complex="Times New Roman1" style:font-size-complex="10pt" style:language-complex="ar" style:country-complex="SA" style:font-weight-complex="normal"/>
    </style:style>
    <style:style style:name="T38" style:family="text">
      <style:text-properties fo:color="#00000a" style:font-name="Calibri1" fo:font-size="10pt" fo:language="es" fo:country="CR" fo:font-weight="normal" officeooo:rsid="007e58b1" style:font-name-asian="Times New Roman1" style:font-size-asian="10pt" style:language-asian="es" style:country-asian="ES" style:font-weight-asian="normal" style:font-name-complex="Times New Roman1" style:font-size-complex="10pt" style:language-complex="ar" style:country-complex="SA" style:font-weight-complex="normal"/>
    </style:style>
    <style:style style:name="T39" style:family="text">
      <style:text-properties fo:color="#00000a" style:font-name="Calibri1" fo:font-size="10pt" fo:language="es" fo:country="CR" fo:font-weight="normal" officeooo:rsid="0086853b" style:font-name-asian="Times New Roman1" style:font-size-asian="10pt" style:language-asian="es" style:country-asian="ES" style:font-weight-asian="normal" style:font-name-complex="Times New Roman1" style:font-size-complex="10pt" style:language-complex="ar" style:country-complex="SA" style:font-weight-complex="normal"/>
    </style:style>
    <style:style style:name="T40" style:family="text">
      <style:text-properties fo:color="#00000a" style:font-name="Calibri1" fo:font-size="10pt" fo:language="es" fo:country="CR" fo:font-weight="normal" officeooo:rsid="007ecc69" style:font-name-asian="Times New Roman1" style:font-size-asian="10pt" style:language-asian="es" style:country-asian="ES" style:font-weight-asian="normal" style:font-name-complex="Times New Roman1" style:font-size-complex="10pt" style:language-complex="ar" style:country-complex="SA" style:font-weight-complex="normal"/>
    </style:style>
    <style:style style:name="T41" style:family="text">
      <style:text-properties fo:color="#00000a" style:font-name="Calibri1" fo:font-size="10pt" fo:language="es" fo:country="CR" fo:font-weight="normal" officeooo:rsid="008059b3" style:font-name-asian="Times New Roman1" style:font-size-asian="10pt" style:language-asian="es" style:country-asian="ES" style:font-weight-asian="normal" style:font-name-complex="Times New Roman1" style:font-size-complex="10pt" style:language-complex="ar" style:country-complex="SA" style:font-weight-complex="normal"/>
    </style:style>
    <style:style style:name="T42" style:family="text">
      <style:text-properties officeooo:rsid="007e8b3d"/>
    </style:style>
    <style:style style:name="T43" style:family="text">
      <style:text-properties officeooo:rsid="00f23606"/>
    </style:style>
    <style:style style:name="T44" style:family="text">
      <style:text-properties officeooo:rsid="008a8664"/>
    </style:style>
    <style:style style:name="T45" style:family="text">
      <style:text-properties officeooo:rsid="00aa0846"/>
    </style:style>
    <style:style style:name="T46" style:family="text">
      <style:text-properties officeooo:rsid="00e7fdcf"/>
    </style:style>
    <style:style style:name="T47" style:family="text">
      <style:text-properties officeooo:rsid="00a31fa1"/>
    </style:style>
    <style:style style:name="T48" style:family="text">
      <style:text-properties officeooo:rsid="00a4bb4d"/>
    </style:style>
    <style:style style:name="T49" style:family="text">
      <style:text-properties fo:font-variant="normal" fo:text-transform="none" style:text-position="0% 100%" style:text-underline-style="none" fo:font-weight="normal"/>
    </style:style>
    <style:style style:name="T50" style:family="text">
      <style:text-properties fo:font-variant="normal" fo:text-transform="none" style:text-position="0% 100%" fo:font-style="italic" style:text-underline-style="none" fo:font-weight="normal" style:font-style-asian="italic"/>
    </style:style>
    <style:style style:name="T51" style:family="text">
      <style:text-properties fo:font-variant="normal" fo:text-transform="none" style:text-position="0% 100%" fo:font-style="normal" style:text-underline-style="none" fo:font-weight="normal"/>
    </style:style>
    <style:style style:name="T52" style:family="text">
      <style:text-properties fo:font-variant="normal" fo:text-transform="none" style:text-position="0% 100%" fo:font-style="normal" style:text-underline-style="none" fo:font-weight="normal" officeooo:rsid="00a1f877"/>
    </style:style>
    <style:style style:name="T53" style:family="text">
      <style:text-properties fo:font-variant="normal" fo:text-transform="none" style:text-position="0% 100%" fo:font-style="normal" style:text-underline-style="none" fo:font-weight="normal" officeooo:rsid="00a2fcf1"/>
    </style:style>
    <style:style style:name="T54" style:family="text">
      <style:text-properties officeooo:rsid="00914d1b"/>
    </style:style>
    <style:style style:name="T55" style:family="text">
      <style:text-properties officeooo:rsid="00d6a0c3"/>
    </style:style>
    <style:style style:name="T56" style:family="text">
      <style:text-properties officeooo:rsid="008bb788"/>
    </style:style>
    <style:style style:name="T57" style:family="text">
      <style:text-properties officeooo:rsid="0085ecf7"/>
    </style:style>
    <style:style style:name="T58" style:family="text">
      <style:text-properties officeooo:rsid="00de8af4"/>
    </style:style>
    <style:style style:name="T59" style:family="text">
      <style:text-properties officeooo:rsid="00e20d50"/>
    </style:style>
    <style:style style:name="T60" style:family="text">
      <style:text-properties officeooo:rsid="00955a22"/>
    </style:style>
    <style:style style:name="T61" style:family="text">
      <style:text-properties officeooo:rsid="00d33407"/>
    </style:style>
    <style:style style:name="T62" style:family="text">
      <style:text-properties style:font-weight-asian="normal" style:font-weight-complex="normal"/>
    </style:style>
    <style:style style:name="T63" style:family="text">
      <style:text-properties officeooo:rsid="00af54a9" style:font-weight-asian="normal" style:font-weight-complex="normal"/>
    </style:style>
    <style:style style:name="T64" style:family="text">
      <style:text-properties style:font-name="Calibri3" fo:font-size="11pt" style:font-size-asian="11pt" style:font-size-complex="11pt"/>
    </style:style>
    <style:style style:name="T65" style:family="text">
      <style:text-properties style:font-name="Calibri3" fo:font-size="11pt" officeooo:rsid="0097dcda" style:font-size-asian="11pt" style:font-size-complex="11pt"/>
    </style:style>
    <style:style style:name="T66" style:family="text">
      <style:text-properties style:font-name="Calibri3" fo:font-size="11pt" fo:font-style="normal" style:font-size-asian="11pt" style:font-style-asian="normal" style:font-size-complex="11pt" style:font-style-complex="normal"/>
    </style:style>
    <style:style style:name="T67" style:family="text">
      <style:text-properties style:font-name="Calibri3" fo:background-color="transparent" loext:char-shading-value="0" style:font-size-asian="11pt" style:font-weight-asian="bold" style:font-size-complex="11pt" style:font-weight-complex="bold"/>
    </style:style>
    <style:style style:name="T68" style:family="text">
      <style:text-properties style:font-name="Calibri3" style:font-size-asian="11pt" style:font-size-complex="11pt"/>
    </style:style>
    <style:style style:name="T69" style:family="text">
      <style:text-properties officeooo:rsid="00c4684f"/>
    </style:style>
    <style:style style:name="T70" style:family="text">
      <style:text-properties officeooo:rsid="00be9d5e"/>
    </style:style>
    <style:style style:name="T71" style:family="text">
      <style:text-properties officeooo:rsid="00bcc1d0"/>
    </style:style>
    <style:style style:name="T72" style:family="text">
      <style:text-properties officeooo:rsid="00b067ed"/>
    </style:style>
    <style:style style:name="T73" style:family="text">
      <style:text-properties fo:font-style="normal" style:font-style-asian="normal" style:font-style-complex="normal"/>
    </style:style>
    <style:style style:name="T74" style:family="text">
      <style:text-properties officeooo:rsid="009626cb"/>
    </style:style>
    <style:style style:name="T75" style:family="text">
      <style:text-properties officeooo:rsid="0097dcda"/>
    </style:style>
    <style:style style:name="T76" style:family="text">
      <style:text-properties officeooo:rsid="009ece38"/>
    </style:style>
    <style:style style:name="T77" style:family="text">
      <style:text-properties officeooo:rsid="009f8aff"/>
    </style:style>
    <style:style style:name="T78" style:family="text">
      <style:text-properties fo:font-weight="bold" style:font-weight-asian="bold" style:font-weight-complex="bold"/>
    </style:style>
    <style:style style:name="T79" style:family="text">
      <style:text-properties fo:font-weight="bold" officeooo:rsid="009f8aff" style:font-weight-asian="bold" style:font-weight-complex="bold"/>
    </style:style>
    <style:style style:name="T80" style:family="text">
      <style:text-properties fo:font-weight="bold" officeooo:rsid="00a1e55c" style:font-weight-asian="bold" style:font-weight-complex="bold"/>
    </style:style>
    <style:style style:name="T81" style:family="text">
      <style:text-properties officeooo:rsid="00a1f877"/>
    </style:style>
    <style:style style:name="T82" style:family="text">
      <style:text-properties officeooo:rsid="00a37883"/>
    </style:style>
    <style:style style:name="T83" style:family="text">
      <style:text-properties officeooo:rsid="00a3e17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48in, 0in, 0.54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GF-0604 Procesamiento de datos geográficos</text:p>
      <text:p text:style-name="P5"><text:span text:style-name="T42">Profesor: </text:span>Manuel Vargas Del Valle</text:p>
      <text:p text:style-name="P40">Curso de modalidad virtual </text:p>
      <text:p text:style-name="P6">Grupo: <text:span text:style-name="T43">001.</text:span> <text:span text:style-name="T42">H</text:span>orario: L, J 07:<text:span text:style-name="T43">00</text:span> a 09:50. <text:span text:style-name="T81">Aula: modalidad virtual. </text:span>Créditos: <text:span text:style-name="T42">4</text:span></text:p>
      <text:p text:style-name="P26">Horas totales semanales: <text:span text:style-name="T44">6</text:span></text:p>
      <text:p text:style-name="P26">Horario <text:span text:style-name="T33">de </text:span>atención al estudiantado: <text:span text:style-name="T44">L, J 10:00 a 11:50</text:span></text:p>
      <text:p text:style-name="P38"><text:span text:style-name="T1"><text:s/></text:span><text:span text:style-name="T15">Correo electrónico institucional: </text:span><text:span text:style-name="T17">manue</text:span><text:span text:style-name="T18">l</text:span><text:span text:style-name="T17">.vargas_d</text:span><text:span text:style-name="T16">@</text:span><text:span text:style-name="T14">ucr.ac.cr</text:span></text:p>
      <text:p text:style-name="P25"><text:span text:style-name="T31">I</text:span> ciclo <text:span text:style-name="T31">lectivo</text:span> 20<text:span text:style-name="T32">21</text:span></text:p>
      <text:p text:style-name="P22"/>
      <text:p text:style-name="P37">PROGRAMA DEL CURSO</text:p>
      <text:p text:style-name="P23"/>
      <text:p text:style-name="P24">1. DESCRIPCIÓN</text:p>
      <text:p text:style-name="P4">Este es un curso introductorio al procesamiento de datos geográficos mediante el lenguaje de programación R. <text:span text:style-name="T45">Los estudiantes no requieren conocimientos previos en programación de computadoras. Se estudiarán los fundamentos del lenguaje R, sus bibliotecas geoespaciales y sus capacidades para generar gráficos y modelos estadísticos. El enfoque del curso es teórico-práctico, con lecciones teóricas combinadas con ejercicios de programación en los cuales los estudiantes aplicarán en diversos escenarios de procesamiento de datos los conocimientos adquiridos.</text:span></text:p>
      <text:p text:style-name="P51"/>
      <text:p text:style-name="P7"><text:span text:style-name="T24">“En atención a la emergencia sanitaria del covid-19 y la resolución </text:span><text:span text:style-name="T26">de Rectoría </text:span><text:span text:style-name="T24">R-158-2020, el curso operará bajo la modalidad virtual. Esto conlleva que todas las actividades de aprendizaje (clases, exposiciones, trabajos, u otras que sean definidas para el curso) serán realizadas de forma asincrónica y/o sincrónica utilizando mediación virtual como plataforma oficial, </text:span><text:span text:style-name="T25">utilizando las </text:span><text:span text:style-name="T24">diversas herramientas </text:span><text:span text:style-name="T26">y funciones</text:span><text:span text:style-name="T24"> </text:span><text:span text:style-name="T25">que la plataforma posee. Además, </text:span><text:span text:style-name="T24">el correo electrónico de la Universidad será el medio de comunicación oficial. Otras tecnologías de información y comunicación que la o el docente considere oportunas de utilizar serán complementaria a las anteriormente descritas. Todos los procesos de evaluación igualmente estarán enmarcados en el sistema de mediación virtual.”</text:span></text:p>
      <text:p text:style-name="P50"/>
      <text:p text:style-name="P31"><text:span text:style-name="T4">2. OBJETIVOS</text:span> </text:p>
      <text:p text:style-name="P10">Al finalizar el curso, el estudiantado será capaz de:</text:p>
      <text:p text:style-name="P10"/>
      <text:list xml:id="list1652009055" text:style-name="L1">
        <text:list-item>
          <text:p text:style-name="P104">Desarrollar programas en el lenguaje de programación R enfocados en el procesamiento de datos geográficos.</text:p>
        </text:list-item>
        <text:list-item>
          <text:p text:style-name="P105">Leer y manipular en R datos geográficos provenientes de diferentes formatos, <text:s/>tanto vectoriales como raster.</text:p>
        </text:list-item>
        <text:list-item>
          <text:p text:style-name="P106">Utilizar R para generar gráficos <text:span text:style-name="T46">y modelos </text:span>estadísticos.</text:p>
        </text:list-item>
        <text:list-item>
          <text:p text:style-name="P107"><text:soft-page-break/>Aplicar los conocimientos de programación <text:span text:style-name="T47">y visualización de datos </text:span>en diversos <text:span text:style-name="T48">escenarios sociales y ambientales.</text:span></text:p>
        </text:list-item>
        <text:list-item>
          <text:p text:style-name="P107">Aprender a utilizar herramientas y protocolos para compartir y documentar programas.</text:p>
        </text:list-item>
      </text:list>
      <text:p text:style-name="P12"/>
      <text:p text:style-name="P12"/>
      <text:p text:style-name="P31"><text:span text:style-name="T4">3. CONTENIDO DEL CURSO</text:span> </text:p>
      <text:p text:style-name="P24"/>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SEMANA</text:p>
          </table:table-cell>
          <table:table-cell table:style-name="Tabla1.A1" office:value-type="string">
            <text:p text:style-name="P32">CONTENIDO</text:p>
          </table:table-cell>
          <table:table-cell table:style-name="Tabla1.A1" office:value-type="string">
            <text:p text:style-name="P32">LECTURA OBLIGATORIA</text:p>
          </table:table-cell>
        </table:table-row>
        <table:table-row table:style-name="Tabla1.1">
          <table:table-cell table:style-name="Tabla1.A2" office:value-type="string">
            <text:p text:style-name="P42">I </text:p>
            <text:p text:style-name="P43"><text:span text:style-name="T35">(</text:span><text:span text:style-name="T36">5</text:span><text:span text:style-name="T37">-9</text:span><text:span text:style-name="T35"> <text:s/>de </text:span><text:span text:style-name="T36">a</text:span><text:span text:style-name="T37">bril</text:span><text:span text:style-name="T35">)</text:span></text:p>
          </table:table-cell>
          <table:table-cell table:style-name="Tabla1.A2" office:value-type="string">
            <text:list xml:id="list2135637259" text:style-name="L2">
              <text:list-item>
                <text:p text:style-name="P66">Introducción al pensamiento computacional</text:p>
              </text:list-item>
              <text:list-item>
                <text:p text:style-name="P67">Arquitectura de computadoras</text:p>
              </text:list-item>
              <text:list-item>
                <text:p text:style-name="P66">Representación de información</text:p>
              </text:list-item>
              <text:list-item>
                <text:p text:style-name="P68">Lenguajes de programación</text:p>
              </text:list-item>
            </text:list>
          </table:table-cell>
          <table:table-cell table:style-name="Tabla1.A2" office:value-type="string">
            <text:p text:style-name="Standard"><text:span text:style-name="T81">Wickham</text:span> (<text:span text:style-name="T81">2014</text:span>), p. <text:span text:style-name="T81">1-23</text:span>.</text:p>
            <text:p text:style-name="Standard"/>
            <text:p text:style-name="Standard"><text:span text:style-name="T81">Wing</text:span> (<text:span text:style-name="T81">2006</text:span>), p. <text:span text:style-name="T81">33-35</text:span>.</text:p>
          </table:table-cell>
        </table:table-row>
        <table:table-row table:style-name="Tabla1.1">
          <table:table-cell table:style-name="Tabla1.A2" office:value-type="string">
            <text:p text:style-name="P42">II </text:p>
            <text:p text:style-name="P43"><text:span text:style-name="T35">(</text:span><text:span text:style-name="T36">1</text:span><text:span text:style-name="T37">2-16</text:span><text:span text:style-name="T35"> de </text:span><text:span text:style-name="T36">a</text:span><text:span text:style-name="T37">bril</text:span><text:span text:style-name="T35">)</text:span></text:p>
          </table:table-cell>
          <table:table-cell table:style-name="Tabla1.A2" office:value-type="string">
            <text:list xml:id="list3413637981" text:style-name="L3">
              <text:list-item>
                <text:p text:style-name="P69">Herramientas para desarrollo de software</text:p>
                <text:list>
                  <text:list-item>
                    <text:p text:style-name="P71">Interfaces de línea de comandos</text:p>
                    <text:list>
                      <text:list-item>
                        <text:p text:style-name="P72">La biblioteca GDAL/OGR para <text:span text:style-name="T60">procesamiento de </text:span>datos geoespaciales</text:p>
                      </text:list-item>
                    </text:list>
                  </text:list-item>
                </text:list>
              </text:list-item>
            </text:list>
          </table:table-cell>
          <table:table-cell table:style-name="Tabla1.A2" office:value-type="string">
            <text:p text:style-name="P15"><text:reference-mark-start text:name="ZOTERO_ITEM CSL_CITATION {&quot;citationID&quot;:&quot;dj2I0dH1&quot;,&quot;properties&quot;:{&quot;formattedCitation&quot;:&quot;(Tutorial sobre interfaces de l\\uc0\\u237{}nea de comandos: {\\i{}Learn the Command Line | Codecademy}, s/f)&quot;,&quot;plainCitation&quot;:&quot;(Tutorial sobre interfaces de línea de comandos: Learn the Command Line | Codecademy, s/f)&quot;,&quot;noteIndex&quot;:0},&quot;citationItems&quot;:[{&quot;id&quot;:49,&quot;uris&quot;:[&quot;http://zotero.org/users/6139133/items/DXMQLC9X&quot;],&quot;uri&quot;:[&quot;http://zotero.org/users/6139133/items/DXMQLC9X&quot;],&quot;itemData&quot;:{&quot;id&quot;:49,&quot;type&quot;:&quot;webpage&quot;,&quot;title&quot;:&quot;Learn the Command Line | Codecademy&quot;,&quot;URL&quot;:&quot;https://www.codecademy.com/learn/learn-the-command-line&quot;,&quot;accessed&quot;:{&quot;date-parts&quot;:[[&quot;2020&quot;,3,1]]}},&quot;prefix&quot;:&quot;Tutorial sobre interfaces de línea de comandos:&quot;}],&quot;schema&quot;:&quot;https://github.com/citation-style-language/schema/raw/master/csl-citation.json&quot;} RNDxpZ6bs707w"/><text:span text:style-name="T49">(Tutorial sobre interfaces de línea de comandos: </text:span><text:span text:style-name="T50">Learn the Command Line | Codecademy</text:span><text:span text:style-name="T49">, s/f)</text:span><text:reference-mark-end text:name="ZOTERO_ITEM CSL_CITATION {&quot;citationID&quot;:&quot;dj2I0dH1&quot;,&quot;properties&quot;:{&quot;formattedCitation&quot;:&quot;(Tutorial sobre interfaces de l\\uc0\\u237{}nea de comandos: {\\i{}Learn the Command Line | Codecademy}, s/f)&quot;,&quot;plainCitation&quot;:&quot;(Tutorial sobre interfaces de línea de comandos: Learn the Command Line | Codecademy, s/f)&quot;,&quot;noteIndex&quot;:0},&quot;citationItems&quot;:[{&quot;id&quot;:49,&quot;uris&quot;:[&quot;http://zotero.org/users/6139133/items/DXMQLC9X&quot;],&quot;uri&quot;:[&quot;http://zotero.org/users/6139133/items/DXMQLC9X&quot;],&quot;itemData&quot;:{&quot;id&quot;:49,&quot;type&quot;:&quot;webpage&quot;,&quot;title&quot;:&quot;Learn the Command Line | Codecademy&quot;,&quot;URL&quot;:&quot;https://www.codecademy.com/learn/learn-the-command-line&quot;,&quot;accessed&quot;:{&quot;date-parts&quot;:[[&quot;2020&quot;,3,1]]}},&quot;prefix&quot;:&quot;Tutorial sobre interfaces de línea de comandos:&quot;}],&quot;schema&quot;:&quot;https://github.com/citation-style-language/schema/raw/master/csl-citation.json&quot;} RNDxpZ6bs707w"/></text:p>
            <text:p text:style-name="P15"/>
            <text:p text:style-name="P11"><text:reference-mark-start text:name="ZOTERO_ITEM CSL_CITATION {&quot;citationID&quot;:&quot;2xynOcRw&quot;,&quot;properties&quot;:{&quot;formattedCitation&quot;:&quot;(Tutorial sobre GDAL/OGR: Miksch, 2019)&quot;,&quot;plainCitation&quot;:&quot;(Tutorial sobre GDAL/OGR: Miksch, 2019)&quot;,&quot;noteIndex&quot;:0},&quot;citationItems&quot;:[{&quot;id&quot;:51,&quot;uris&quot;:[&quot;http://zotero.org/users/6139133/items/AGTN73K7&quot;],&quot;uri&quot;:[&quot;http://zotero.org/users/6139133/items/AGTN73K7&quot;],&quot;itemData&quot;:{&quot;id&quot;:51,&quot;type&quot;:&quot;webpage&quot;,&quot;abstract&quot;:&quot;This blogpost gives in an introduction to GDAL/OGR and explains how the various command line tools can be used.\n    GDAL/OGR is a library that can read many different vector and raster formats. It is written in C/C++ and is published under a Open Source licence. It can also be accessed with other programming languages like Python or R. There are numerous programs for the command line which will be described in more detail in this blog post.&quot;,&quot;container-title&quot;:&quot;Jakob Miksch&quot;,&quot;language&quot;:&quot;en&quot;,&quot;note&quot;:&quot;source: jakobmiksch.eu&quot;,&quot;title&quot;:&quot;GDAL/OGR - Automated Geodata Processing&quot;,&quot;URL&quot;:&quot;https://jakobmiksch.eu/post/gdal_ogr/&quot;,&quot;author&quot;:[{&quot;family&quot;:&quot;Miksch&quot;,&quot;given&quot;:&quot;Jakob&quot;}],&quot;accessed&quot;:{&quot;date-parts&quot;:[[&quot;2020&quot;,3,1]]},&quot;issued&quot;:{&quot;date-parts&quot;:[[&quot;2019&quot;,9,20]]}},&quot;prefix&quot;:&quot;Tutorial sobre GDAL/OGR:&quot;}],&quot;schema&quot;:&quot;https://github.com/citation-style-language/schema/raw/master/csl-citation.json&quot;} RNDxS0ffcItYF"/>(Tutorial sobre GDAL/OGR: Miksch, 2019)<text:reference-mark-end text:name="ZOTERO_ITEM CSL_CITATION {&quot;citationID&quot;:&quot;2xynOcRw&quot;,&quot;properties&quot;:{&quot;formattedCitation&quot;:&quot;(Tutorial sobre GDAL/OGR: Miksch, 2019)&quot;,&quot;plainCitation&quot;:&quot;(Tutorial sobre GDAL/OGR: Miksch, 2019)&quot;,&quot;noteIndex&quot;:0},&quot;citationItems&quot;:[{&quot;id&quot;:51,&quot;uris&quot;:[&quot;http://zotero.org/users/6139133/items/AGTN73K7&quot;],&quot;uri&quot;:[&quot;http://zotero.org/users/6139133/items/AGTN73K7&quot;],&quot;itemData&quot;:{&quot;id&quot;:51,&quot;type&quot;:&quot;webpage&quot;,&quot;abstract&quot;:&quot;This blogpost gives in an introduction to GDAL/OGR and explains how the various command line tools can be used.\n    GDAL/OGR is a library that can read many different vector and raster formats. It is written in C/C++ and is published under a Open Source licence. It can also be accessed with other programming languages like Python or R. There are numerous programs for the command line which will be described in more detail in this blog post.&quot;,&quot;container-title&quot;:&quot;Jakob Miksch&quot;,&quot;language&quot;:&quot;en&quot;,&quot;note&quot;:&quot;source: jakobmiksch.eu&quot;,&quot;title&quot;:&quot;GDAL/OGR - Automated Geodata Processing&quot;,&quot;URL&quot;:&quot;https://jakobmiksch.eu/post/gdal_ogr/&quot;,&quot;author&quot;:[{&quot;family&quot;:&quot;Miksch&quot;,&quot;given&quot;:&quot;Jakob&quot;}],&quot;accessed&quot;:{&quot;date-parts&quot;:[[&quot;2020&quot;,3,1]]},&quot;issued&quot;:{&quot;date-parts&quot;:[[&quot;2019&quot;,9,20]]}},&quot;prefix&quot;:&quot;Tutorial sobre GDAL/OGR:&quot;}],&quot;schema&quot;:&quot;https://github.com/citation-style-language/schema/raw/master/csl-citation.json&quot;} RNDxS0ffcItYF"/></text:p>
          </table:table-cell>
        </table:table-row>
        <table:table-row table:style-name="Tabla1.1">
          <table:table-cell table:style-name="Tabla1.A2" office:value-type="string">
            <text:p text:style-name="P42">III </text:p>
            <text:p text:style-name="P43"><text:span text:style-name="T35">(</text:span><text:span text:style-name="T36">1</text:span><text:span text:style-name="T37">9-23 de abril</text:span><text:span text:style-name="T35">)</text:span></text:p>
          </table:table-cell>
          <table:table-cell table:style-name="Tabla1.A2" office:value-type="string">
            <text:list xml:id="list210956875836703" text:continue-numbering="true" text:style-name="L3">
              <text:list-item>
                <text:p text:style-name="P70">Herramientas para desarrollo de software <text:span text:style-name="T54">(continuación)</text:span></text:p>
                <text:list>
                  <text:list-item>
                    <text:p text:style-name="P73">El protocolo Git</text:p>
                  </text:list-item>
                  <text:list-item>
                    <text:p text:style-name="P73">La sintaxis Markdown</text:p>
                  </text:list-item>
                </text:list>
              </text:list-item>
            </text:list>
          </table:table-cell>
          <table:table-cell table:style-name="Tabla1.A2" office:value-type="string">
            <text:p text:style-name="Standard"><text:reference-mark-start text:name="ZOTERO_ITEM CSL_CITATION {&quot;citationID&quot;:&quot;wUvU1tPf&quot;,&quot;properties&quot;:{&quot;formattedCitation&quot;:&quot;(Tutorial sobre Git: {\\i{}The Best Git Tutorials}, 2019)&quot;,&quot;plainCitation&quot;:&quot;(Tutorial sobre Git: The Best Git Tutorials, 2019)&quot;,&quot;noteIndex&quot;:0},&quot;citationItems&quot;:[{&quot;id&quot;:45,&quot;uris&quot;:[&quot;http://zotero.org/users/6139133/items/VV535SU4&quot;],&quot;uri&quot;:[&quot;http://zotero.org/users/6139133/items/VV535SU4&quot;],&quot;itemData&quot;:{&quot;id&quot;:45,&quot;type&quot;:&quot;webpage&quot;,&quot;abstract&quot;:&quot;Git is an open source distributed version control system created in 2005 by\nLinus Torvalds and others from the Linux development community. Git can work\nwith many types of projects, but it’s most commonly used for software source\ncode.\n\nVersion control is a system that keeps track of changes to a file or group of\nfiles over time. When you have a history of these changes, it lets you find\nspecific versions later, compare changes between versions, recover files you may\nhave deleted, or revert file&quot;,&quot;container-title&quot;:&quot;freeCodeCamp.org&quot;,&quot;language&quot;:&quot;en&quot;,&quot;note&quot;:&quot;source: www.freecodecamp.org&quot;,&quot;title&quot;:&quot;The Best Git Tutorials&quot;,&quot;URL&quot;:&quot;https://www.freecodecamp.org/news/best-git-tutorial/&quot;,&quot;accessed&quot;:{&quot;date-parts&quot;:[[&quot;2020&quot;,3,1]]},&quot;issued&quot;:{&quot;date-parts&quot;:[[&quot;2019&quot;,11,21]]}},&quot;prefix&quot;:&quot;Tutorial sobre Git:&quot;}],&quot;schema&quot;:&quot;https://github.com/citation-style-language/schema/raw/master/csl-citation.json&quot;} RNDTRUtqz2RpS"/><text:span text:style-name="T49">(Tutorial sobre Git: </text:span><text:span text:style-name="T50">The Best Git Tutorials</text:span><text:span text:style-name="T49">, 2019)</text:span><text:reference-mark-end text:name="ZOTERO_ITEM CSL_CITATION {&quot;citationID&quot;:&quot;wUvU1tPf&quot;,&quot;properties&quot;:{&quot;formattedCitation&quot;:&quot;(Tutorial sobre Git: {\\i{}The Best Git Tutorials}, 2019)&quot;,&quot;plainCitation&quot;:&quot;(Tutorial sobre Git: The Best Git Tutorials, 2019)&quot;,&quot;noteIndex&quot;:0},&quot;citationItems&quot;:[{&quot;id&quot;:45,&quot;uris&quot;:[&quot;http://zotero.org/users/6139133/items/VV535SU4&quot;],&quot;uri&quot;:[&quot;http://zotero.org/users/6139133/items/VV535SU4&quot;],&quot;itemData&quot;:{&quot;id&quot;:45,&quot;type&quot;:&quot;webpage&quot;,&quot;abstract&quot;:&quot;Git is an open source distributed version control system created in 2005 by\nLinus Torvalds and others from the Linux development community. Git can work\nwith many types of projects, but it’s most commonly used for software source\ncode.\n\nVersion control is a system that keeps track of changes to a file or group of\nfiles over time. When you have a history of these changes, it lets you find\nspecific versions later, compare changes between versions, recover files you may\nhave deleted, or revert file&quot;,&quot;container-title&quot;:&quot;freeCodeCamp.org&quot;,&quot;language&quot;:&quot;en&quot;,&quot;note&quot;:&quot;source: www.freecodecamp.org&quot;,&quot;title&quot;:&quot;The Best Git Tutorials&quot;,&quot;URL&quot;:&quot;https://www.freecodecamp.org/news/best-git-tutorial/&quot;,&quot;accessed&quot;:{&quot;date-parts&quot;:[[&quot;2020&quot;,3,1]]},&quot;issued&quot;:{&quot;date-parts&quot;:[[&quot;2019&quot;,11,21]]}},&quot;prefix&quot;:&quot;Tutorial sobre Git:&quot;}],&quot;schema&quot;:&quot;https://github.com/citation-style-language/schema/raw/master/csl-citation.json&quot;} RNDTRUtqz2RpS"/></text:p>
            <text:p text:style-name="Standard"/>
            <text:p text:style-name="Standard"><text:reference-mark-start text:name="ZOTERO_ITEM CSL_CITATION {&quot;citationID&quot;:&quot;w66rHaSo&quot;,&quot;properties&quot;:{&quot;formattedCitation&quot;:&quot;(Tutorial sobre Markdown: {\\i{}Markdown Tutorial}, s/f)&quot;,&quot;plainCitation&quot;:&quot;(Tutorial sobre Markdown: Markdown Tutorial, s/f)&quot;,&quot;noteIndex&quot;:0},&quot;citationItems&quot;:[{&quot;id&quot;:47,&quot;uris&quot;:[&quot;http://zotero.org/users/6139133/items/SZQXYISY&quot;],&quot;uri&quot;:[&quot;http://zotero.org/users/6139133/items/SZQXYISY&quot;],&quot;itemData&quot;:{&quot;id&quot;:47,&quot;type&quot;:&quot;webpage&quot;,&quot;title&quot;:&quot;Markdown Tutorial&quot;,&quot;URL&quot;:&quot;https://www.markdowntutorial.com/&quot;,&quot;accessed&quot;:{&quot;date-parts&quot;:[[&quot;2020&quot;,3,1]]}},&quot;prefix&quot;:&quot;Tutorial sobre Markdown:&quot;}],&quot;schema&quot;:&quot;https://github.com/citation-style-language/schema/raw/master/csl-citation.json&quot;} RND7TdvFusDmD"/><text:span text:style-name="T49">(Tutorial sobre Markdown: </text:span><text:span text:style-name="T50">Markdown Tutorial</text:span><text:span text:style-name="T49">, s/f)</text:span><text:reference-mark-end text:name="ZOTERO_ITEM CSL_CITATION {&quot;citationID&quot;:&quot;w66rHaSo&quot;,&quot;properties&quot;:{&quot;formattedCitation&quot;:&quot;(Tutorial sobre Markdown: {\\i{}Markdown Tutorial}, s/f)&quot;,&quot;plainCitation&quot;:&quot;(Tutorial sobre Markdown: Markdown Tutorial, s/f)&quot;,&quot;noteIndex&quot;:0},&quot;citationItems&quot;:[{&quot;id&quot;:47,&quot;uris&quot;:[&quot;http://zotero.org/users/6139133/items/SZQXYISY&quot;],&quot;uri&quot;:[&quot;http://zotero.org/users/6139133/items/SZQXYISY&quot;],&quot;itemData&quot;:{&quot;id&quot;:47,&quot;type&quot;:&quot;webpage&quot;,&quot;title&quot;:&quot;Markdown Tutorial&quot;,&quot;URL&quot;:&quot;https://www.markdowntutorial.com/&quot;,&quot;accessed&quot;:{&quot;date-parts&quot;:[[&quot;2020&quot;,3,1]]}},&quot;prefix&quot;:&quot;Tutorial sobre Markdown:&quot;}],&quot;schema&quot;:&quot;https://github.com/citation-style-language/schema/raw/master/csl-citation.json&quot;} RND7TdvFusDmD"/></text:p>
          </table:table-cell>
        </table:table-row>
        <table:table-row table:style-name="Tabla1.1">
          <table:table-cell table:style-name="Tabla1.A2" office:value-type="string">
            <text:p text:style-name="P42">IV </text:p>
            <text:p text:style-name="P43"><text:span text:style-name="T35">(</text:span><text:span text:style-name="T36">2</text:span><text:span text:style-name="T37">6-30 de abril</text:span><text:span text:style-name="T35">)</text:span></text:p>
          </table:table-cell>
          <table:table-cell table:style-name="Tabla1.A2" office:value-type="string">
            <text:list xml:id="list463965451" text:style-name="L4">
              <text:list-item>
                <text:p text:style-name="P74">El lenguaje de programación R</text:p>
                <text:list>
                  <text:list-item>
                    <text:p text:style-name="P76"><text:span text:style-name="T55">La interfaz de</text:span> RStudio</text:p>
                  </text:list-item>
                  <text:list-item>
                    <text:p text:style-name="P77">Tipos de datos, variables y operadores</text:p>
                  </text:list-item>
                  <text:list-item>
                    <text:p text:style-name="P77">Funciones</text:p>
                  </text:list-item>
                  <text:list-item>
                    <text:p text:style-name="P78">Paquetes</text:p>
                  </text:list-item>
                </text:list>
              </text:list-item>
            </text:list>
          </table:table-cell>
          <table:table-cell table:style-name="Tabla1.A2" office:value-type="string">
            <text:p text:style-name="P96"><text:span text:style-name="T81">Grolemund &amp; Wickham</text:span> (<text:span text:style-name="T81">2014</text:span>), <text:span text:style-name="T81">Capítulo 2</text:span>.</text:p>
            <text:p text:style-name="P96"/>
            <text:p text:style-name="P97"><text:span text:style-name="T81">Grolemund &amp; Wickham</text:span> (<text:span text:style-name="T81">2014</text:span>), <text:span text:style-name="T81">Capítulo 3</text:span>.</text:p>
          </table:table-cell>
        </table:table-row>
        <table:table-row table:style-name="Tabla1.6">
          <table:table-cell table:style-name="Tabla1.A6" office:value-type="string">
            <text:p text:style-name="P42">V </text:p>
            <text:p text:style-name="P43"><text:span text:style-name="T35">(</text:span><text:span text:style-name="T37">3-7 de mayo</text:span><text:span text:style-name="T35">)</text:span></text:p>
          </table:table-cell>
          <table:table-cell table:style-name="Tabla1.A6" office:value-type="string">
            <text:list xml:id="list210956788032012" text:continue-numbering="true" text:style-name="L4">
              <text:list-item>
                <text:p text:style-name="P79">El lenguaje de programación R <text:span text:style-name="T56">(continuación)</text:span></text:p>
                <text:list>
                  <text:list-item>
                    <text:p text:style-name="P80">Objetos</text:p>
                    <text:list>
                      <text:list-item>
                        <text:p text:style-name="P80">Vectores</text:p>
                      </text:list-item>
                      <text:list-item>
                        <text:p text:style-name="P80">Matrices</text:p>
                      </text:list-item>
                      <text:list-item>
                        <text:p text:style-name="P80">Data Frames</text:p>
                      </text:list-item>
                    </text:list>
                  </text:list-item>
                </text:list>
              </text:list-item>
            </text:list>
          </table:table-cell>
          <table:table-cell table:style-name="Tabla1.A6" office:value-type="string">
            <text:p text:style-name="P103"><text:span text:style-name="T52">Grolemund &amp; Wickham</text:span><text:span text:style-name="T51"> (</text:span><text:span text:style-name="T52">2014</text:span><text:span text:style-name="T51">), </text:span><text:span text:style-name="T52">Capítulo 3</text:span><text:span text:style-name="T51">.</text:span></text:p>
            <text:p text:style-name="P103"><text:span text:style-name="T51"/></text:p>
            <text:p text:style-name="P103"><text:span text:style-name="T52">Wickham </text:span><text:span text:style-name="T53">&amp; Grolemund (2017), Capítulo 6.</text:span></text:p>
            <text:p text:style-name="P96"/>
            <text:p text:style-name="P98"><text:span text:style-name="T81">Grolemund &amp; Wickham</text:span> (<text:span text:style-name="T81">2014</text:span>), <text:span text:style-name="T81">Capítulo 7</text:span>.</text:p>
          </table:table-cell>
        </table:table-row>
        <text:soft-page-break/>
        <table:table-row table:style-name="Tabla1.1">
          <table:table-cell table:style-name="Tabla1.A6" office:value-type="string">
            <text:p text:style-name="P33">VI </text:p>
            <text:p text:style-name="P43"><text:span text:style-name="T27">(</text:span><text:span text:style-name="T38">1</text:span><text:span text:style-name="T39">0-14 de mayo</text:span><text:span text:style-name="T27">)</text:span></text:p>
          </table:table-cell>
          <table:table-cell table:style-name="Tabla1.A6" office:value-type="string">
            <text:list xml:id="list210958520571247" text:continue-numbering="true" text:style-name="L4">
              <text:list-item>
                <text:p text:style-name="P75">El lenguaje de programación R (continuación)</text:p>
                <text:list>
                  <text:list-item>
                    <text:p text:style-name="P81">Condicionales</text:p>
                  </text:list-item>
                  <text:list-item>
                    <text:p text:style-name="P82">Ciclos</text:p>
                  </text:list-item>
                </text:list>
              </text:list-item>
            </text:list>
          </table:table-cell>
          <table:table-cell table:style-name="Tabla1.A6" office:value-type="string">
            <text:p text:style-name="P99"><text:span text:style-name="T81">Grolemund &amp; Wickham</text:span> (<text:span text:style-name="T81">2014</text:span>), <text:span text:style-name="T81">Capítulo 9</text:span>.</text:p>
            <text:p text:style-name="P99"/>
            <text:p text:style-name="P99"><text:span text:style-name="T81">Grolemund &amp; Wickham</text:span> (<text:span text:style-name="T81">2014</text:span>), <text:span text:style-name="T81">Capítulo 11</text:span>.</text:p>
          </table:table-cell>
        </table:table-row>
        <table:table-row table:style-name="Tabla1.1">
          <table:table-cell table:style-name="Tabla1.A6" office:value-type="string">
            <text:p text:style-name="P33">VII </text:p>
            <text:p text:style-name="P43"><text:span text:style-name="T27">(</text:span><text:span text:style-name="T38">1</text:span><text:span text:style-name="T39">7-21 de mayo</text:span><text:span text:style-name="T27">)</text:span></text:p>
          </table:table-cell>
          <table:table-cell table:style-name="Tabla1.A6" office:value-type="string">
            <text:list xml:id="list529581054" text:style-name="L5">
              <text:list-item>
                <text:p text:style-name="P83">Graficación en <text:span text:style-name="T74">R</text:span></text:p>
                <text:list>
                  <text:list-item>
                    <text:p text:style-name="P84">Introducción a la graficación en R</text:p>
                  </text:list-item>
                  <text:list-item>
                    <text:p text:style-name="P84">Gráficos de barras</text:p>
                  </text:list-item>
                </text:list>
              </text:list-item>
            </text:list>
          </table:table-cell>
          <table:table-cell table:style-name="Tabla1.A6" office:value-type="string">
            <text:p text:style-name="P99"><text:span text:style-name="T82">Chang (2018), Capítulo 2.</text:span></text:p>
            <text:p text:style-name="P100"/>
            <text:p text:style-name="P100">Chang (2018), Capítulo 3.</text:p>
          </table:table-cell>
        </table:table-row>
        <table:table-row table:style-name="Tabla1.1">
          <table:table-cell table:style-name="Tabla1.A6" office:value-type="string">
            <text:p text:style-name="P34">VIII </text:p>
            <text:p text:style-name="P44"><text:span text:style-name="T27">(</text:span><text:span text:style-name="T38">2</text:span><text:span text:style-name="T39">4-28 de mayo</text:span><text:span text:style-name="T27">)</text:span></text:p>
          </table:table-cell>
          <table:table-cell table:style-name="Tabla1.A6" office:value-type="string">
            <text:list xml:id="list3630337248" text:style-name="L6">
              <text:list-item>
                <text:p text:style-name="P87">Graficación en R (continuación)</text:p>
                <text:list>
                  <text:list-item>
                    <text:p text:style-name="P87">Gráficos de líneas</text:p>
                  </text:list-item>
                  <text:list-item>
                    <text:p text:style-name="P87">Gráficos de dispersión</text:p>
                  </text:list-item>
                </text:list>
              </text:list-item>
            </text:list>
          </table:table-cell>
          <table:table-cell table:style-name="Tabla1.A6" office:value-type="string">
            <text:p text:style-name="P99"><text:span text:style-name="T82">Chang (2018), Capítulo 4.</text:span></text:p>
            <text:p text:style-name="P100"/>
            <text:p text:style-name="P100">Chang (2018), Capítulo 5.</text:p>
          </table:table-cell>
        </table:table-row>
        <table:table-row table:style-name="Tabla1.1">
          <table:table-cell table:style-name="Tabla1.A6" office:value-type="string">
            <text:p text:style-name="P33">IX </text:p>
            <text:p text:style-name="P43"><text:span text:style-name="T27">(</text:span><text:span text:style-name="T39">31 de mayo – 4 de junio</text:span><text:span text:style-name="T27">)</text:span></text:p>
          </table:table-cell>
          <table:table-cell table:style-name="Tabla1.A6" office:value-type="string">
            <text:list xml:id="list3681528230" text:style-name="L7">
              <text:list-item>
                <text:p text:style-name="P85"><text:span text:style-name="T57">D</text:span>atos geográficos en R</text:p>
                <text:list>
                  <text:list-item>
                    <text:p text:style-name="P86">El ecosistema espacial de R</text:p>
                  </text:list-item>
                  <text:list-item>
                    <text:p text:style-name="P85">Datos vectoriales</text:p>
                  </text:list-item>
                  <text:list-item>
                    <text:p text:style-name="P85">Datos raster</text:p>
                  </text:list-item>
                  <text:list-item>
                    <text:p text:style-name="P85">Sistemas espaciales de referencia</text:p>
                  </text:list-item>
                </text:list>
              </text:list-item>
            </text:list>
          </table:table-cell>
          <table:table-cell table:style-name="Tabla1.A6" office:value-type="string">
            <text:p text:style-name="P99"><text:span text:style-name="T82">Lovelace et al. (2019), Capítulo 1.</text:span></text:p>
            <text:p text:style-name="P100"/>
            <text:p text:style-name="P100">Lovelace et al. (2019), Capítulo 2.</text:p>
          </table:table-cell>
        </table:table-row>
        <table:table-row table:style-name="Tabla1.1">
          <table:table-cell table:style-name="Tabla1.A6" office:value-type="string">
            <text:p text:style-name="P33">X</text:p>
            <text:p text:style-name="P43"><text:span text:style-name="T27">(</text:span><text:span text:style-name="T38">7-</text:span><text:span text:style-name="T39">11 de junio</text:span><text:span text:style-name="T27">)</text:span></text:p>
          </table:table-cell>
          <table:table-cell table:style-name="Tabla1.A6" office:value-type="string">
            <text:list xml:id="list1652678663" text:style-name="L8">
              <text:list-item>
                <text:p text:style-name="P88">Operaciones con atributos</text:p>
                <text:list>
                  <text:list-item>
                    <text:p text:style-name="P88">Manejo de atributos vectoriales</text:p>
                  </text:list-item>
                  <text:list-item>
                    <text:p text:style-name="P88">Manejo de objetos raster</text:p>
                  </text:list-item>
                </text:list>
              </text:list-item>
            </text:list>
          </table:table-cell>
          <table:table-cell table:style-name="Tabla1.A6" office:value-type="string">
            <text:p text:style-name="P100">Lovelace et al. (2019), Capítulo 3.</text:p>
          </table:table-cell>
        </table:table-row>
        <table:table-row table:style-name="Tabla1.1">
          <table:table-cell table:style-name="Tabla1.A6" office:value-type="string">
            <text:p text:style-name="P35">XI</text:p>
            <text:p text:style-name="P45"><text:span text:style-name="T28">(</text:span><text:span text:style-name="T40">1</text:span><text:span text:style-name="T39">4-18 de junio</text:span><text:span text:style-name="T28">)</text:span></text:p>
          </table:table-cell>
          <table:table-cell table:style-name="Tabla1.A6" office:value-type="string">
            <text:list xml:id="list210957252491854" text:continue-numbering="true" text:style-name="L8">
              <text:list-item>
                <text:p text:style-name="P89">Operaciones con <text:span text:style-name="T58">datos espaciales</text:span></text:p>
                <text:list>
                  <text:list-item>
                    <text:p text:style-name="P90">Operaciones con datos vectoriales</text:p>
                  </text:list-item>
                  <text:list-item>
                    <text:p text:style-name="P89"><text:span text:style-name="T58">Operaciones con datos</text:span> raster</text:p>
                  </text:list-item>
                </text:list>
              </text:list-item>
            </text:list>
          </table:table-cell>
          <table:table-cell table:style-name="Tabla1.A6" office:value-type="string">
            <text:p text:style-name="P100">Lovelace et al. (2019), Capítulo 4.</text:p>
          </table:table-cell>
        </table:table-row>
        <table:table-row table:style-name="Tabla1.1">
          <table:table-cell table:style-name="Tabla1.A6" office:value-type="string">
            <text:p text:style-name="P35">XII</text:p>
            <text:p text:style-name="P45"><text:span text:style-name="T28">(</text:span><text:span text:style-name="T40">2</text:span><text:span text:style-name="T39">1-25 de junio</text:span><text:span text:style-name="T28">)</text:span></text:p>
          </table:table-cell>
          <table:table-cell table:style-name="Tabla1.A6" office:value-type="string">
            <text:list xml:id="list210957673825785" text:continue-numbering="true" text:style-name="L8">
              <text:list-item>
                <text:p text:style-name="P89">Operaciones con <text:span text:style-name="T58">geometrías</text:span></text:p>
                <text:list>
                  <text:list-item>
                    <text:p text:style-name="P90">Operaciones con datos vectoriales</text:p>
                  </text:list-item>
                  <text:list-item>
                    <text:p text:style-name="P89"><text:span text:style-name="T58">Operaciones con datos</text:span> raster</text:p>
                  </text:list-item>
                </text:list>
              </text:list-item>
            </text:list>
          </table:table-cell>
          <table:table-cell table:style-name="Tabla1.A6" office:value-type="string">
            <text:p text:style-name="P100">Lovelace et al. (2019), Capítulo 5.</text:p>
          </table:table-cell>
        </table:table-row>
        <table:table-row table:style-name="Tabla1.1">
          <table:table-cell table:style-name="Tabla1.A6" office:value-type="string">
            <text:p text:style-name="P35">XIII</text:p>
            <text:p text:style-name="P45"><text:span text:style-name="T28">(</text:span><text:span text:style-name="T40">2</text:span><text:span text:style-name="T39">8 de junio – 2 de julio</text:span><text:span text:style-name="T28">)</text:span></text:p>
          </table:table-cell>
          <table:table-cell table:style-name="Tabla1.A6" office:value-type="string">
            <text:list xml:id="list210958329459356" text:continue-numbering="true" text:style-name="L8">
              <text:list-item>
                <text:p text:style-name="P91">Lectura y escritura de datos <text:span text:style-name="T59">geográficos</text:span></text:p>
                <text:list>
                  <text:list-item>
                    <text:p text:style-name="P92">Recuperación de datos abiertos</text:p>
                  </text:list-item>
                  <text:list-item>
                    <text:p text:style-name="P91">Servicios web geográficos</text:p>
                  </text:list-item>
                  <text:list-item>
                    <text:p text:style-name="P91">Formatos de archivos</text:p>
                  </text:list-item>
                </text:list>
              </text:list-item>
            </text:list>
          </table:table-cell>
          <table:table-cell table:style-name="Tabla1.A6" office:value-type="string">
            <text:p text:style-name="P100">Lovelace et al. (2019), Capítulo 7.</text:p>
          </table:table-cell>
        </table:table-row>
        <table:table-row table:style-name="Tabla1.1">
          <table:table-cell table:style-name="Tabla1.A6" office:value-type="string">
            <text:p text:style-name="P35">XIV</text:p>
            <text:p text:style-name="P45"><text:span text:style-name="T28">(</text:span><text:span text:style-name="T40">5-</text:span><text:span text:style-name="T39">9 de julio</text:span><text:span text:style-name="T28">)</text:span></text:p>
          </table:table-cell>
          <table:table-cell table:style-name="Tabla1.A6" office:value-type="string">
            <text:list xml:id="list210957816618006" text:continue-numbering="true" text:style-name="L8">
              <text:list-item>
                <text:p text:style-name="P93">Confección de mapas</text:p>
                <text:list>
                  <text:list-item>
                    <text:p text:style-name="P93">Mapas estáticos</text:p>
                  </text:list-item>
                  <text:list-item>
                    <text:p text:style-name="P93"><text:soft-page-break/>Mapas animados</text:p>
                  </text:list-item>
                  <text:list-item>
                    <text:p text:style-name="P93">Mapas interactivos</text:p>
                  </text:list-item>
                </text:list>
              </text:list-item>
            </text:list>
          </table:table-cell>
          <table:table-cell table:style-name="Tabla1.A6" office:value-type="string">
            <text:p text:style-name="P100">Lovelace et al. (2019), Capítulo 8.</text:p>
          </table:table-cell>
        </table:table-row>
        <table:table-row table:style-name="Tabla1.1">
          <table:table-cell table:style-name="Tabla1.A6" office:value-type="string">
            <text:p text:style-name="P35">XV</text:p>
            <text:p text:style-name="P45"><text:span text:style-name="T28">(</text:span><text:span text:style-name="T40">1</text:span><text:span text:style-name="T39">2-16 de julio</text:span><text:span text:style-name="T28">)</text:span></text:p>
          </table:table-cell>
          <table:table-cell table:style-name="Tabla1.A6" office:value-type="string">
            <text:list xml:id="list210957379038281" text:continue-numbering="true" text:style-name="L8">
              <text:list-item>
                <text:p text:style-name="P94">Aprendizaje estadístico</text:p>
                <text:list>
                  <text:list-item>
                    <text:p text:style-name="P108">Modelos</text:p>
                  </text:list-item>
                </text:list>
              </text:list-item>
            </text:list>
          </table:table-cell>
          <table:table-cell table:style-name="Tabla1.A6" office:value-type="string">
            <text:p text:style-name="P102"><text:span text:style-name="T82">Lovelace et al. (2019), Capítulo 11.</text:span></text:p>
          </table:table-cell>
        </table:table-row>
        <table:table-row table:style-name="Tabla1.1">
          <table:table-cell table:style-name="Tabla1.A6" office:value-type="string">
            <text:p text:style-name="P36">XVI</text:p>
            <text:p text:style-name="P46"><text:span text:style-name="T29">(</text:span><text:span text:style-name="T41">1</text:span><text:span text:style-name="T39">9-23 de julio</text:span><text:span text:style-name="T29">)</text:span></text:p>
          </table:table-cell>
          <table:table-cell table:style-name="Tabla1.A6" office:value-type="string">
            <text:list xml:id="list210958026180150" text:continue-numbering="true" text:style-name="L8">
              <text:list-item>
                <text:p text:style-name="P94">Aprendizaje estadístico (continuación)</text:p>
                <text:list>
                  <text:list-item>
                    <text:p text:style-name="P95">Validación de modelos</text:p>
                  </text:list-item>
                </text:list>
              </text:list-item>
            </text:list>
          </table:table-cell>
          <table:table-cell table:style-name="Tabla1.A6" office:value-type="string">
            <text:p text:style-name="P101">Lovelace et al. (2019), Capítulo <text:span text:style-name="T83">11</text:span>.</text:p>
          </table:table-cell>
        </table:table-row>
      </table:table>
      <text:p text:style-name="P39"/>
      <text:p text:style-name="P24">4. METODOLOGÍA</text:p>
      <text:p text:style-name="P64">Los contenidos del curso serán explicados por el profesor en las clases en línea. Durante las lecciones, se destinará tiempo para que los estudiantes puedan resolver diferentes ejercicios de programación y discutir los resultados con el profesor y sus compañeros. Adicionalmente, se asignarán tareas programadas y proyectos que serán resueltos fuera del tiempo de clase.</text:p>
      <text:p text:style-name="P64"/>
      <text:p text:style-name="P110">Es de vital importancia que los estudiantes estudien las fuentes bibliográficas y otros materiales asignados previamente a cada lección y dediquen tiempo adicional al de las clases para comprenderlos e identificar dudas que deseen resolver con el profesor, ya sea durante las clases o en las horas de consulta. Estas fuentes y materiales consisten principalmente de libros, artículos y tutoriales de herramientas informáticas.</text:p>
      <text:p text:style-name="P13"/>
      <text:p text:style-name="P24">5. EVALUACIÓN.</text:p>
      <text:p text:style-name="P27">La evaluación del curso está compuesta por tareas programadas y proyectos, en los cuales los estudiantes aplicarán los conceptos de programación aprendidos en clase. Las tareas programadas <text:span text:style-name="T77">consistirán de</text:span> problemas de programación sencillos diseñados para resolverse en un plazo de una semana y los proyectos serán problemas más complejos diseñados para resolverse en plazos de dos o tres semanas. <text:span text:style-name="T77">A continuación se presentan los detalles de ambos tipos de evaluaciones.</text:span></text:p>
      <text:p text:style-name="P27"/>
      <text:p text:style-name="P27"><text:span text:style-name="T80">a</text:span><text:span text:style-name="T79">. T</text:span><text:span text:style-name="T78">areas programadas</text:span>. <text:span text:style-name="T77">Se asignarán un total de cuatro</text:span>, cada una con un valor de 10% de la nota final. <text:span text:style-name="T76">Las semanas estimadas para la entrega son las siguientes:</text:span></text:p>
      <text:p text:style-name="P29">Tarea 1: Semana IV <text:span text:style-name="T77">(10%)</text:span></text:p>
      <text:p text:style-name="P30">Tarea 2: Semana VII <text:span text:style-name="T77">(10%)</text:span></text:p>
      <text:p text:style-name="P30">Tarea 3: Semana X <text:span text:style-name="T77">(10%)</text:span></text:p>
      <text:p text:style-name="P30">Tarea 4: Semana XV <text:span text:style-name="T77">(10%)</text:span></text:p>
      <text:p text:style-name="P27"/>
      <text:p text:style-name="P28"><text:span text:style-name="T80">b</text:span><text:span text:style-name="T78">. </text:span><text:span text:style-name="T79">P</text:span><text:span text:style-name="T78">royectos</text:span>. <text:span text:style-name="T77">Se asignarán dos</text:span>, cada uno con un valor de 30% de la nota final. <text:span text:style-name="T76">Las semanas estimadas para la entrega son las siguientes:</text:span></text:p>
      <text:p text:style-name="P29">Proyecto 1. Semana XII <text:span text:style-name="T77">(30%)</text:span></text:p>
      <text:p text:style-name="P29"><text:soft-page-break/>Proyecto 2. Periodo de evaluaciones finales <text:span text:style-name="T77">(30%)</text:span></text:p>
      <text:p text:style-name="P29"/>
      <text:p text:style-name="P24"/>
      <text:p text:style-name="P24">6. <text:s/>TRABAJO DE CAMPO</text:p>
      <text:p text:style-name="P41">Este curso no incluye trabajo de campo.</text:p>
      <text:p text:style-name="P14"/>
      <text:p text:style-name="P14">“<text:span text:style-name="T34">Por motivo de la emergencia sanitaria del covid-19, y en atención a las disposiciones del ministerio de salud y las autoridades universitarias, las giras de campo para el presente curso en este ciclo lectivo han sido canceladas y sustituidas por otras estrategias de aprendizaje y evaluación ya definidas en el curso”</text:span></text:p>
      <text:p text:style-name="P9"/>
      <text:p text:style-name="P21"><text:span text:style-name="T22">7. NORMATIVA DE INTERÉS <text:s/>(como primera instancia, el estudiantado puede acudir a: </text:span><text:a xlink:type="simple" xlink:href="mailto:geografia@ucr.ac.cr" text:style-name="Internet_20_link" text:visited-style-name="Visited_20_Internet_20_Link"><text:span text:style-name="Internet_20_link"><text:span text:style-name="T22">geografia@ucr.ac.cr</text:span></text:span></text:a><text:span text:style-name="T22">; o bien, al director de Escuela: <text:s/></text:span><text:a xlink:type="simple" xlink:href="mailto:pascal.girotpignot@ucr.ac.cr" text:style-name="Internet_20_link" text:visited-style-name="Visited_20_Internet_20_Link"><text:span text:style-name="T23">pascal.girotpignot@ucr.ac.cr</text:span></text:a><text:span text:style-name="T23"> </text:span><text:span text:style-name="T22">).</text:span></text:p>
      <text:p text:style-name="P24"/>
      <text:p text:style-name="P47"><text:span text:style-name="T2">El </text:span><text:span text:style-name="T4">Reglamento de Régimen Disciplinario del Personal Académico </text:span><text:span text:style-name="T2">establece mecanismos para resolver situaciones que afectan la excelencia en el ejercicio de la labor académica y en el desarrollo armonioso de los procesos institucionales.</text:span></text:p>
      <text:p text:style-name="P47"><text:span text:style-name="T2">El </text:span><text:span text:style-name="T4">Reglamento de Orden y Disciplina de los Estudiantes de la UCR</text:span><text:span text:style-name="T2"> regula la disciplina del estudiantado en TODOS los recintos de la Institución y en aquellas acciones u omisiones que, aunque se produzcan fuera de las instalaciones que comprometan la buena marcha o el buen nombre de la Universidad de Costa Rica. Se establecen faltas, sanciones y procedimientos.</text:span></text:p>
      <text:p text:style-name="P47"><text:span text:style-name="T2">El </text:span><text:span text:style-name="T4">Reglamento de Régimen Académico Estudiantil</text:span><text:span text:style-name="T2"> rige los procedimientos relacionados con la evaluación y orientación académica de las diversas categorías de estudiantes de la UCR. Incluye la orientación académica en cualquier época del año, las pruebas de reposición y pruebas opcionales, las necesidades educativas especiales, la igualdad y la equiparación de oportunidades, las funciones y deberes del profesor consejero, qué es un plan de estudios, la administración de los cursos, las normas de evaluación, las calificaciones e informes finales, el rendimiento académico del estudiantado, la orientación en matrícula, etc.</text:span></text:p>
      <text:p text:style-name="P47"><text:span text:style-name="T2">El </text:span><text:span text:style-name="T4">Reglamento de la Universidad de Costa Rica en contra del Hostigamiento Sexual </text:span><text:span text:style-name="T2">cubre a hombres y mujeres (docentes, administrativos y estudiantes). Esta norma está para proteger la dignidad de la persona en sus relaciones y garantiza un clima académico fundamentado en el respeto a la libertad, el trabajo, la igualdad, la equidad, el respeto mutuo y que conduzca al desarrollo intelectual, profesional y social, libre de cualquier forma de discriminación y violencia. Las denuncias se interponen ante la Comisión Institucional contra el Hostigamiento Sexual, que, con total confidencialidad, da seguimiento a los casos y consultas en esta materia.</text:span></text:p>
      <text:p text:style-name="P47"><text:span text:style-name="T2">El </text:span><text:span text:style-name="T4">Reglamento del Servicio de Transportes</text:span><text:span text:style-name="T2"> que es aplicable a los miembros de la comunidad universitaria que en sus labores o actividades académicas, usen o controlen </text:span><text:soft-page-break/><text:span text:style-name="T2">los recursos de transporte de la Universidad de Costa Rica. También se cuenta con la </text:span><text:span text:style-name="T4">Normativa para salidas de campo de la Escuela de Geografía.</text:span></text:p>
      <text:p text:style-name="P48">Para casos de emergencias, comunicarse al teléfono: 2511-4911</text:p>
      <text:p text:style-name="P48"/>
      <text:p text:style-name="P49">8. BIBLIOGRAFÍA</text:p>
      <text:p text:style-name="P59">Bibliografía obligatoria:</text:p>
      <text:p text:style-name="P61">Chang, W. (2018).<text:span text:style-name="T73"> R graphics cookbook: Practical recipes for visualizing data </text:span>(Second edition). O’Reilly. <text:span text:style-name="T61">Disponible en </text:span><text:a xlink:type="simple" xlink:href="https://r-graphics.org/" text:style-name="Internet_20_link" text:visited-style-name="Visited_20_Internet_20_Link"><text:span text:style-name="T61">https://r-graphics.org/</text:span></text:a></text:p>
      <text:p text:style-name="P60"/>
      <text:p text:style-name="P60">Grolemund, G., &amp; Wickham, H. (2014). Hands-On Programming with R: Write Your Own Functions And Simulations. O’Reilly Media. <text:span text:style-name="T61">Disponible en </text:span><text:a xlink:type="simple" xlink:href="https://rstudio-education.github.io/hopr/" text:style-name="Internet_20_link" text:visited-style-name="Visited_20_Internet_20_Link"><text:span text:style-name="T61">https://rstudio-education.github.io/hopr/</text:span></text:a></text:p>
      <text:p text:style-name="P60"/>
      <text:p text:style-name="P62"><text:span text:style-name="T62">Lovelace, R., Nowosad, J., &amp; Muenchow, J. (2019). Geocomputation with R (1 edition). Chapman and Hall/CRC. </text:span><text:span text:style-name="T63">Disponible en</text:span><text:span text:style-name="T20"> </text:span><text:a xlink:type="simple" xlink:href="https://geocompr.robinlovelace.net/" text:style-name="Internet_20_link" text:visited-style-name="Visited_20_Internet_20_Link"><text:span text:style-name="T62">https://geocompr.robinlovelace.net/</text:span></text:a></text:p>
      <text:p text:style-name="P111"/>
      <text:p text:style-name="P63"><text:span text:style-name="T64">Wickham, H. (2014). Tidy Data.</text:span><text:span text:style-name="T66"> Journal of Statistical Software, 59(1)</text:span><text:span text:style-name="T64">, 1–23. </text:span><text:a xlink:type="simple" xlink:href="https://doi.org/10.18637/jss.v059.i10" text:style-name="Internet_20_link" text:visited-style-name="Visited_20_Internet_20_Link"><text:span text:style-name="T64">https://doi.org/10.18637/jss.v059.i10</text:span></text:a></text:p>
      <text:p text:style-name="P111"/>
      <text:p text:style-name="P114">Wickham, H., &amp; Grolemund, G. (2017). R for Data Science: Import, Tidy, Transform, Visualize, and Model Data (1 edition). O’Reilly Media. <text:span text:style-name="T70">Disponible en </text:span><text:a xlink:type="simple" xlink:href="https://r4ds.had.co.nz/" text:style-name="Internet_20_link" text:visited-style-name="Visited_20_Internet_20_Link"><text:span text:style-name="T70">https://r4ds.had.co.nz/</text:span></text:a></text:p>
      <text:p text:style-name="P111"/>
      <text:p text:style-name="P63"><text:span text:style-name="T64">Wing, J. M. (2006). Computational thinking.</text:span><text:span text:style-name="T66"> Communications of the ACM, 49(3)</text:span><text:span text:style-name="T64">, 33–35. </text:span><text:a xlink:type="simple" xlink:href="https://doi.org/10.1145/1118178.1118215" text:style-name="Internet_20_link" text:visited-style-name="Visited_20_Internet_20_Link"><text:span text:style-name="T64">https://doi.org/10.1145/1118178.1118215</text:span></text:a><text:span text:style-name="T64">. </text:span><text:span text:style-name="T65">Disponible en </text:span><text:a xlink:type="simple" xlink:href="https://www.cs.cmu.edu/~15110-s13/Wing06-ct.pdf" text:style-name="Internet_20_link" text:visited-style-name="Visited_20_Internet_20_Link"><text:span text:style-name="T65">https://www.cs.cmu.edu/~15110-s13/Wing06-ct.pdf</text:span></text:a></text:p>
      <text:p text:style-name="P57"/>
      <text:p text:style-name="P57"/>
      <text:p text:style-name="P65"><text:span text:style-name="T3">Bibliografía complementaria:</text:span><text:span text:style-name="T30"> </text:span></text:p>
      <text:p text:style-name="P60">Adler, J. (2012). R in a Nutshell: A Desktop Quick Reference (Second edition). O’Reilly Media. <text:span text:style-name="T69">Disponible en </text:span><text:a xlink:type="simple" xlink:href="http://guianaplants.stir.ac.uk/seminar/resources/R_in_a_Nutshell_Second_Edition.pdf" text:style-name="Internet_20_link" text:visited-style-name="Visited_20_Internet_20_Link"><text:span text:style-name="T69">http://guianaplants.stir.ac.uk/seminar/resources/R_in_a_Nutshell_Second_Edition.pdf</text:span></text:a></text:p>
      <text:p text:style-name="P60"/>
      <text:p text:style-name="P55">Gillespie, C., &amp; Lovelace, R. (2017). Efficient R Programming (1 edition). O’Reilly Media. <text:span text:style-name="T70">Disponible en </text:span><text:a xlink:type="simple" xlink:href="https://csgillespie.github.io/efficientR/" text:style-name="Internet_20_link" text:visited-style-name="Visited_20_Internet_20_Link"><text:span text:style-name="T70">https://csgillespie.github.io/efficientR/</text:span></text:a></text:p>
      <text:p text:style-name="P55"/>
      <text:p text:style-name="P55">Long, J. D., &amp; Teetor, P. (2019). R Cookbook: Proven Recipes for Data Analysis, Statistics, and Graphics (2 edition). O’Reilly Media. <text:span text:style-name="T70">Disponible en </text:span><text:a xlink:type="simple" xlink:href="https://rc2e.com/" text:style-name="Internet_20_link" text:visited-style-name="Visited_20_Internet_20_Link"><text:span text:style-name="T70">https://rc2e.com/</text:span></text:a></text:p>
      <text:p text:style-name="P55"><text:soft-page-break/></text:p>
      <text:p text:style-name="P55">Mas, J-F. (2018). Análisis espacial con R: Usa R como un Sistema de Información Geográfica. European Scientific Institute. <text:span text:style-name="T71">Disponible en </text:span><text:a xlink:type="simple" xlink:href="http://eujournal.org/files/journals/1/books/JeanFrancoisMas.pdf" text:style-name="Internet_20_link" text:visited-style-name="Visited_20_Internet_20_Link"><text:span text:style-name="T71">http://eujournal.org/files/journals/1/books/JeanFrancoisMas.pdf</text:span></text:a></text:p>
      <text:p text:style-name="P55"/>
      <text:p text:style-name="P55">Olaya, V. (2016). Sistemas de Información Geográfica. CreateSpace Independent Publishing Platform. <text:span text:style-name="T72">Disponible en </text:span><text:a xlink:type="simple" xlink:href="https://volaya.github.io/libro-sig/" text:style-name="Internet_20_link" text:visited-style-name="Visited_20_Internet_20_Link"><text:span text:style-name="T72">https://volaya.github.io/libro-sig/</text:span></text:a></text:p>
      <text:p text:style-name="P55"/>
      <text:p text:style-name="P113"><text:span text:style-name="T67">Singleton, A., &amp; Arribas‐Bel, D. (2019). Geographic Data Science. Geographical Analysis, gean.12194. </text:span><text:a xlink:type="simple" xlink:href="https://doi.org/10.1111/gean.12194" text:style-name="Internet_20_link" text:visited-style-name="Visited_20_Internet_20_Link"><text:span text:style-name="T68">https://doi.org/10.1111/gean.12194</text:span></text:a></text:p>
      <text:p text:style-name="P55"/>
      <text:p text:style-name="P55"/>
      <text:p text:style-name="P58">Tutoriales:</text:p>
      <text:p text:style-name="P55"><text:span text:style-name="T73">Free Online Course—Introduction to GIS in R. </text:span>(s/f). Atlan. Recuperado el <text:span text:style-name="T75">19</text:span> de marzo de 202<text:span text:style-name="T75">1</text:span>, de <text:a xlink:type="simple" xlink:href="https://atlan.com/courses/introduction-to-gis-r/overview/" text:style-name="Internet_20_link" text:visited-style-name="Visited_20_Internet_20_Link">https://atlan.com/courses/introduction-to-gis-r/overview/</text:a></text:p>
      <text:p text:style-name="P55"/>
      <text:p text:style-name="P56">Learn the Command Line | Codecademy. (s/f). Recuperado el <text:span text:style-name="T75">19</text:span> de marzo de 202<text:span text:style-name="T75">1</text:span>, de <text:a xlink:type="simple" xlink:href="https://www.codecademy.com/learn/learn-the-command-line" text:style-name="Internet_20_link" text:visited-style-name="Visited_20_Internet_20_Link">https://www.codecademy.com/learn/learn-the-command-line</text:a></text:p>
      <text:p text:style-name="P55"/>
      <text:p text:style-name="P56">Markdown Tutorial. (s/f). Recuperado el <text:span text:style-name="T75">19</text:span> de marzo de 202<text:span text:style-name="T75">1</text:span>, de <text:a xlink:type="simple" xlink:href="https://www.markdowntutorial.com/" text:style-name="Internet_20_link" text:visited-style-name="Visited_20_Internet_20_Link">https://www.markdowntutorial.com/</text:a></text:p>
      <text:p text:style-name="P55"/>
      <text:p text:style-name="P54">Miksch, J. (s/f). GDAL/OGR - Automated Geodata Processing. Jakob Miksch. Recuperado el <text:span text:style-name="T75">19</text:span> de marzo de 202<text:span text:style-name="T75">1</text:span>, de <text:a xlink:type="simple" xlink:href="https://jakobmiksch.eu/post/gdal_ogr/" text:style-name="Internet_20_link" text:visited-style-name="Visited_20_Internet_20_Link">https://jakobmiksch.eu/post/gdal_ogr/</text:a> </text:p>
      <text:p text:style-name="P53"/>
      <text:p text:style-name="P54">R for Social Scientists. (s/f). Recuperado el <text:span text:style-name="T75">19</text:span> de marzo de 202<text:span text:style-name="T75">1</text:span>, de <text:a xlink:type="simple" xlink:href="https://datacarpentry.org/r-socialsci/" text:style-name="Internet_20_link" text:visited-style-name="Visited_20_Internet_20_Link">https://datacarpentry.org/r-socialsci/</text:a> </text:p>
      <text:p text:style-name="P53"/>
      <text:p text:style-name="P52">The Best Git Tutorials. (2019, noviembre 21). FreeCodeCamp.Org. <text:a xlink:type="simple" xlink:href="https://www.freecodecamp.org/news/best-git-tutorial/" text:style-name="Internet_20_link" text:visited-style-name="Visited_20_Internet_20_Link">https://www.freecodecamp.org/news/best-git-tutorial/</text:a></text:p>
      <text:p text:style-name="P52"/>
      <text:p text:style-name="P55"><text:span text:style-name="T19">Walum, H. (s/f). Teacups, giraffes, &amp; statistics. Recuperado el 2 de marzo de 2020, de </text:span><text:a xlink:type="simple" xlink:href="https://tinystats.github.io/teacups-giraffes-and-statistics/" text:style-name="Internet_20_link" text:visited-style-name="Visited_20_Internet_20_Link">https://tinystats.github.io/teacups-giraffes-and-statistic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ce style:name="Calibri Light" svg:font-family="'Calibri Light'"/>
    <style:font-face style:name="Calibri3" svg:font-family="Calibri" style:font-family-generic="swiss"/>
    <style:font-face style:name="Lucida Sans1" svg:font-family="'Lucida 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s" fo:country="CR"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4"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7.2806in" fo:margin-left="-0.0819in" fo:margin-top="0in" fo:margin-bottom="0in" table:align="left" style:writing-mode="lr-tb"/>
    </style:style>
    <style:style style:name="Tabla3.A" style:family="table-column">
      <style:table-column-properties style:column-width="2.6576in"/>
    </style:style>
    <style:style style:name="Tabla3.B" style:family="table-column">
      <style:table-column-properties style:column-width="2.0701in"/>
    </style:style>
    <style:style style:name="Tabla3.C" style:family="table-column">
      <style:table-column-properties style:column-width="2.5528in"/>
    </style:style>
    <style:style style:name="Tabla3.1" style:family="table-row">
      <style:table-row-properties fo:keep-together="auto"/>
    </style:style>
    <style:style style:name="Tabla3.A1" style:family="table-cell">
      <style:table-cell-properties style:vertical-align="middle" fo:background-color="#ffffff" fo:padding-left="0.0819in" fo:padding-right="0.075in" fo:padding-top="0.0382in" fo:padding-bottom="0.0382in" fo:border-left="none" fo:border-right="none" fo:border-top="none" fo:border-bottom="0.05pt solid #000000">
        <style:background-image/>
      </style:table-cell-properties>
    </style:style>
    <style:style style:name="MP1"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2"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3" style:family="paragraph" style:parent-style-name="Header">
      <style:paragraph-properties fo:text-align="end" style:justify-single-word="false"/>
      <style:text-properties fo:font-variant="small-caps" style:font-name="Calibri" fo:font-size="40pt" style:text-underline-style="solid" style:text-underline-width="auto" style:text-underline-color="#0070c0" officeooo:paragraph-rsid="0009e7c4" style:font-size-asian="40pt" style:font-name-complex="Calibri4" style:font-size-complex="40pt"/>
    </style:style>
    <style:style style:name="MP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P5" style:family="paragraph" style:parent-style-name="Standard">
      <style:text-properties officeooo:paragraph-rsid="0009e7c4"/>
    </style:style>
    <style:style style:name="MP6" style:family="paragraph" style:parent-style-name="Footer">
      <style:paragraph-properties fo:margin-left="0in" fo:margin-right="0.25in" fo:text-align="center"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MP7" style:family="paragraph">
      <style:paragraph-properties fo:text-align="center"/>
    </style:style>
    <style:style style:name="MP8" style:family="paragraph" style:parent-style-name="Footer">
      <style:paragraph-properties fo:margin-left="0in" fo:margin-right="0.25in" fo:text-align="start"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MP9" style:family="paragraph" style:parent-style-name="Footer">
      <style:paragraph-properties fo:margin-left="0in" fo:margin-right="0.25in" fo:text-align="start" style:justify-single-word="false" fo:text-indent="0in" style:auto-text-indent="false"/>
      <style:text-properties style:font-name="Calibri Light1" fo:font-size="8pt" officeooo:paragraph-rsid="0009e7c4" style:font-size-asian="8pt" style:font-name-complex="Times New Roman" style:font-size-complex="8pt"/>
    </style:style>
    <style:style style:name="MP10" style:family="paragraph" style:parent-style-name="Footer">
      <style:paragraph-properties fo:margin-left="0in" fo:margin-right="0.25in" fo:text-align="start" style:justify-single-word="false" fo:text-indent="0in" style:auto-text-indent="false"/>
      <style:text-properties officeooo:paragraph-rsid="0009e7c4"/>
    </style:style>
    <style:style style:name="MP11" style:family="paragraph" style:parent-style-name="Footer">
      <style:paragraph-properties fo:margin-left="0in" fo:margin-right="0.25in" fo:text-align="start" style:justify-single-word="false" fo:text-indent="0in" style:auto-text-indent="false"/>
      <style:text-properties fo:font-size="8pt" officeooo:rsid="00463085" officeooo:paragraph-rsid="0009e7c4" style:font-size-asian="8pt" style:font-size-complex="8pt"/>
    </style:style>
    <style:style style:name="MT1" style:family="text">
      <style:text-properties fo:font-size="11pt" style:font-size-asian="11pt"/>
    </style:style>
    <style:style style:name="MT2" style:family="text">
      <style:text-properties style:font-name="Calibri Light1" fo:font-size="8pt" style:font-size-asian="8pt" style:font-name-complex="Times New Roman" style:font-size-complex="8pt" style:font-weight-complex="bold"/>
    </style:style>
    <style:style style:name="MT3" style:family="text">
      <style:text-properties fo:color="#000000" style:font-name="Calibri Light1" fo:font-size="8pt" style:text-underline-style="none" style:font-size-asian="8pt" style:font-name-complex="Times New Roman" style:font-size-complex="8pt" style:font-weight-complex="bold"/>
    </style:style>
    <style:style style:name="MT4" style:family="text">
      <style:text-properties fo:color="#000000" style:font-name="Calibri Light" fo:font-size="8pt" style:text-underline-style="none" officeooo:rsid="00bf4c8e" style:font-size-asian="8pt" style:font-name-complex="Times New Roman" style:font-size-complex="8pt" style:font-weight-complex="bold"/>
    </style:style>
    <style:style style:name="MT5" style:family="text">
      <style:text-properties fo:color="#000000" style:font-name="Calibri Light1" fo:font-style="italic" style:text-underline-style="none" style:font-style-asian="italic" style:font-name-complex="Times New Roman" style:font-weight-complex="bold"/>
    </style:style>
    <style:style style:name="MT6" style:family="text">
      <style:text-properties style:font-name="Calibri Light1" fo:font-style="italic" style:text-underline-style="solid" style:text-underline-width="auto" style:text-underline-color="font-color" style:font-style-asian="italic" style:font-name-complex="Times New Roman" style:font-weight-complex="bold"/>
    </style:style>
    <style:style style:name="MT7" style:family="text">
      <style:text-properties style:font-name="Calibri Light1" fo:font-style="italic" style:text-underline-style="none" style:font-style-asian="italic" style:font-name-complex="Times New Roman" style:font-weight-complex="bold"/>
    </style:style>
    <style:style style:name="MT8" style:family="text">
      <style:text-properties style:font-name="Calibri Light1" fo:font-style="normal" style:text-underline-style="none" style:font-style-asian="normal" style:font-name-complex="Times New Roman" style:font-style-complex="normal" style:font-weight-complex="bold"/>
    </style:style>
    <style:style style:name="MT9" style:family="text">
      <style:text-properties style:font-name="Calibri Light" fo:font-style="normal" style:text-underline-style="none" officeooo:rsid="00bf4c8e" style:font-style-asian="normal" style:font-name-complex="Times New Roman" style:font-style-complex="normal" style:font-weight-complex="bold"/>
    </style:style>
    <style:style style:name="MT10" style:family="text">
      <style:text-properties style:font-name="Calibri Light1" fo:font-style="normal" style:text-underline-style="none" officeooo:rsid="00bf4c8e" style:font-style-asian="normal" style:font-name-complex="Times New Roman" style:font-style-complex="normal" style:font-weight-complex="bold"/>
    </style:style>
    <style:style style:name="MT11" style:family="text">
      <style:text-properties style:font-name="Calibri Light1" fo:font-style="italic" style:text-underline-style="solid" style:text-underline-width="auto" style:text-underline-color="font-color" officeooo:rsid="00373950" style:font-style-asian="italic" style:font-name-complex="Times New Roman" style:font-weight-complex="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48in, 0in, 0.548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693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1.0646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1" text:anchor-type="as-char" svg:width="1.9898in" svg:height="0.8016in" draw:z-index="6"><draw:image xlink:href="Pictures/10000201000004350000020122E92CAEA66B1278.png" xlink:type="simple" xlink:show="embed" xlink:actuate="onLoad" loext:mime-type="image/png"/><svg:desc>firma_horizontal_cmyk.png</svg:desc></draw:frame></text:p>
            </table:table-cell>
            <table:table-cell table:style-name="Tabla3.A1" office:value-type="string">
              <text:p text:style-name="MP2"><text:span text:style-name="MT1">Página </text:span><text:span text:style-name="MT1"><text:page-number text:select-page="current">7</text:page-number></text:span><text:span text:style-name="MT1"><text:s/>de </text:span><text:span text:style-name="MT1"><text:page-count>7</text:page-count></text:span></text:p>
              <text:p text:style-name="MP1"/>
            </table:table-cell>
            <table:table-cell table:style-name="Tabla3.A1" office:value-type="string">
              <text:p text:style-name="MP3"><draw:frame text:anchor-type="paragraph" draw:z-index="27" draw:name="Forma1" draw:style-name="Mgr1" draw:text-style-name="MP4" svg:width="2.1295in" svg:height="0.9969in" svg:x="0.4043in" svg:y="-0.1264in"><draw:image xlink:href="Pictures/100002010000035D0000019F8532F17B46F21FAD.png" xlink:type="simple" xlink:show="embed" xlink:actuate="onLoad"><text:p/></draw:image></draw:frame></text:p>
            </table:table-cell>
          </table:table-row>
        </table:table>
        <text:p text:style-name="MP5"/>
      </style:header>
      <style:footer>
        <text:p text:style-name="MP6"><draw:frame draw:style-name="Mfr2" draw:name="Imagen2" text:anchor-type="paragraph" svg:x="5.4272in" svg:y="-0.0772in" svg:width="1.4909in" svg:height="1.2in" draw:z-index="20"><draw:image xlink:href="Pictures/10000000000001EA000001AD870E727B8B313BB2.png" xlink:type="simple" xlink:show="embed" xlink:actuate="onLoad" loext:mime-type="image/png"/></draw:frame><draw:line text:anchor-type="paragraph" draw:z-index="13" draw:name="Forma1" draw:style-name="Mgr2" draw:text-style-name="MP7" svg:x1="-0.098in" svg:y1="0.0543in" svg:x2="6.4437in" svg:y2="0.0543in"><text:p/></draw:line></text:p>
        <text:p text:style-name="MP8">Somos Geografía - UCR: Enseñando desde 1946 y formando profesionales a partir de 1974</text:p>
        <text:p text:style-name="MP9">Ciudad Universitaria Rodrigo Facio, San Pedro, Montes de Oca, San José, Costa Rica <text:tab/></text:p>
        <text:p text:style-name="MP10"><text:span text:style-name="MT2">Teléfonos: Recepción: </text:span><text:span text:style-name="Internet_20_link"><text:span text:style-name="MT3">2511-6402 </text:span></text:span><text:span text:style-name="Internet_20_link"><text:span text:style-name="MT4">|</text:span></text:span><text:span text:style-name="Internet_20_link"><text:span text:style-name="MT3"> Asuntos Estudiantiles 2511-6469 </text:span></text:span><text:span text:style-name="Internet_20_link"><text:span text:style-name="MT4">|</text:span></text:span><text:span text:style-name="Internet_20_link"><text:span text:style-name="MT3"> </text:span></text:span><text:span text:style-name="MT2">Código Postal 11501-2060</text:span></text:p>
        <text:p text:style-name="MP11"><text:span text:style-name="Internet_20_link"><text:span text:style-name="MT5">Página web: </text:span></text:span><text:a xlink:type="simple" xlink:href="http://www.geografia.fcs.ucr.ac.cr/" text:style-name="Internet_20_link" text:visited-style-name="Visited_20_Internet_20_Link"><text:span text:style-name="Internet_20_link"><text:span text:style-name="MT6">http://www.geografia.fcs.ucr.ac.cr</text:span></text:span></text:a><text:span text:style-name="Internet_20_link"><text:span text:style-name="MT7"> </text:span></text:span><text:span text:style-name="Internet_20_link"><text:span text:style-name="MT8"><text:s/></text:span></text:span><text:span text:style-name="Internet_20_link"><text:span text:style-name="MT9">|</text:span></text:span><text:span text:style-name="Internet_20_link"><text:span text:style-name="MT10"> </text:span></text:span><text:span text:style-name="MT6">dirección electrónica: </text:span><text:a xlink:type="simple" xlink:href="mailto:geografia@ucr.ac.cr" text:style-name="Internet_20_link" text:visited-style-name="Visited_20_Internet_20_Link"><text:span text:style-name="MT6">geograf</text:span></text:a><text:a xlink:type="simple" xlink:href="mailto:geografia@ucr.ac.cr" text:style-name="Internet_20_link" text:visited-style-name="Visited_20_Internet_20_Link"><text:span text:style-name="MT11">i</text:span></text:a><text:a xlink:type="simple" xlink:href="mailto:geografia@ucr.ac.cr" text:style-name="Internet_20_link" text:visited-style-name="Visited_20_Internet_20_Link"><text:span text:style-name="MT6">a@ucr.ac.c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1:24:16.325000000</meta:creation-date>
    <dc:date>2021-04-07T21:03:47.831366164</dc:date>
    <meta:editing-duration>PT15H43M3S</meta:editing-duration>
    <meta:editing-cycles>110</meta:editing-cycles>
    <meta:generator>LibreOffice/6.0.7.3$Linux_X86_64 LibreOffice_project/00m0$Build-3</meta:generator>
    <meta:document-statistic meta:table-count="2" meta:image-count="2" meta:object-count="0" meta:page-count="7" meta:paragraph-count="188" meta:word-count="1870" meta:character-count="12859" meta:non-whitespace-character-count="11213"/>
    <meta:user-defined meta:name="ZOTERO_PREF_1">&lt;data data-version="3" zotero-version="5.0.96"&gt;&lt;session id="Wlt0J3cS"/&gt;&lt;style id="http://www.zotero.org/styles/apa" locale="es-MX" hasBibliography="1" bibliographyStyleHasBeenSet="0"/&gt;&lt;prefs&gt;&lt;pref name="fieldType" value="ReferenceMark"/&gt;&lt;pref name="automa</meta:user-defined>
    <meta:user-defined meta:name="ZOTERO_PREF_2">ticJournalAbbreviations" value="true"/&gt;&lt;/prefs&gt;&lt;/data&gt;</meta:user-defined>
  </office:meta>
</office:document-meta>
</file>